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6.94mm" svg:y="6.83mm">
            <loext:p draw:notify-on-update-of-ranges="Sheet1.D7:Sheet1.D10 Sheet1.E6:Sheet1.E6 Sheet1.E7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,0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32.675" calcext:value-type="float">
            <text:p>232,6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4047.932" calcext:value-type="float">
            <text:p>24047,932</text:p>
          </table:table-cell>
          <table:table-cell table:number-columns-repeated="6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Sheet1.$E$7:.$E$10]) ; LN([Sheet1.$D$7:.$D$10]))" office:value-type="float" office:value="0.99919650099505" calcext:value-type="float">
            <text:p>0,9991965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Sheet1.$E$7:.$E$10]) ; LN([Sheet1.$D$7:.$D$10]))" office:value-type="float" office:value="0.191672476022571" calcext:value-type="float">
            <text:p>0,191672476</text:p>
          </table:table-cell>
          <table:table-cell table:number-columns-repeated="4"/>
          <table:table-cell office:value-type="float" office:value="12500" calcext:value-type="float">
            <text:p>12500</text:p>
          </table:table-cell>
          <table:table-cell table:formula="of:=[Sheet1.E$36]*[Sheet1.J33]^[Sheet1.E$35]" office:value-type="float" office:value="438.726335322161" calcext:value-type="float">
            <text:p>438,7263353222</text:p>
          </table:table-cell>
        </table:table-row>
        <table:table-row table:style-name="ro1">
          <table:table-cell table:number-columns-repeated="9"/>
          <table:table-cell office:value-type="float" office:value="25000" calcext:value-type="float">
            <text:p>25000</text:p>
          </table:table-cell>
          <table:table-cell table:formula="of:=[Sheet1.E$36]*[Sheet1.J34]^[Sheet1.E$35]" office:value-type="float" office:value="1588.80716009244" calcext:value-type="float">
            <text:p>1588,80716009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Sheet1.$E$7:.$E$10]) ; LN([Sheet1.$D$7:.$D$10]))" office:value-type="float" office:value="1.85655081523583" calcext:value-type="float">
            <text:p>1,8565508152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[Sheet1.E$36]*[Sheet1.J35]^[Sheet1.E$35]" office:value-type="float" office:value="5753.71932051309" calcext:value-type="float">
            <text:p>5753,71932051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Sheet1.$E$7:.$E$10]) ; LN([Sheet1.$D$7:.$D$10])))" office:value-type="float" office:value="0.0000108660595270869" calcext:value-type="float">
            <text:p>1,08660595270869E-0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INDEX([Sheet1.$D$7:.$D$10]; 1; 1)" office:value-type="float" office:value="100" calcext:value-type="float">
            <text:p>100</text:p>
          </table:table-cell>
          <table:table-cell table:formula="of:=[Sheet1.$E$36] * [Sheet1.$D$38] ^ [Sheet1.$E$35]" office:value-type="float" office:value="0.0561272430498331" calcext:value-type="float">
            <text:p>0,056127243</text:p>
          </table:table-cell>
          <table:table-cell/>
          <table:table-cell table:formula="of:=[Sheet1.D38]^[Sheet1.E$35]*[Sheet1.E$36]" office:value-type="float" office:value="0.0561272430498331" calcext:value-type="float">
            <text:p>0,0561272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2; 1)" office:value-type="float" office:value="1000" calcext:value-type="float">
            <text:p>1000</text:p>
          </table:table-cell>
          <table:table-cell table:formula="of:=[Sheet1.$E$36] * [Sheet1.$D$39] ^ [Sheet1.$E$35]" office:value-type="float" office:value="4.03389440558591" calcext:value-type="float">
            <text:p>4,0338944056</text:p>
          </table:table-cell>
          <table:table-cell/>
          <table:table-cell table:formula="of:=[Sheet1.D39]^[Sheet1.E$35]*[Sheet1.E$36]" office:value-type="float" office:value="4.03389440558591" calcext:value-type="float">
            <text:p>4,03389440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3; 1)" office:value-type="float" office:value="10000" calcext:value-type="float">
            <text:p>10000</text:p>
          </table:table-cell>
          <table:table-cell table:formula="of:=[Sheet1.$E$36] * [Sheet1.$D$40] ^ [Sheet1.$E$35]" office:value-type="float" office:value="289.918107343519" calcext:value-type="float">
            <text:p>289,9181073435</text:p>
          </table:table-cell>
          <table:table-cell/>
          <table:table-cell table:formula="of:=[Sheet1.D40]^[Sheet1.E$35]*[Sheet1.E$36]" office:value-type="float" office:value="289.918107343519" calcext:value-type="float">
            <text:p>289,91810734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4; 1)" office:value-type="float" office:value="100000" calcext:value-type="float">
            <text:p>100000</text:p>
          </table:table-cell>
          <table:table-cell table:formula="of:=[Sheet1.$E$36] * [Sheet1.$D$41] ^ [Sheet1.$E$35]" office:value-type="float" office:value="20836.5664825676" calcext:value-type="float">
            <text:p>20836,5664825676</text:p>
          </table:table-cell>
          <table:table-cell/>
          <table:table-cell table:formula="of:=[Sheet1.D41]^[Sheet1.E$35]*[Sheet1.E$36]" office:value-type="float" office:value="20836.5664825676" calcext:value-type="float">
            <text:p>20836,5664825676</text:p>
          </table:table-cell>
          <table:table-cell table:number-columns-repeated="4"/>
        </table:table-row>
      </table:table>
      <table:table table:name="GO-256MB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2"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.297" calcext:value-type="float">
            <text:p>1,297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861.11499" calcext:value-type="float">
            <text:p>861,11499</text:p>
          </table:table-cell>
          <table:table-cell table:number-columns-repeated="2"/>
          <table:table-cell office:value-type="float" office:value="15986" calcext:value-type="float">
            <text:p>15986</text:p>
          </table:table-cell>
          <table:table-cell office:value-type="float" office:value="8234.453125" calcext:value-type="float">
            <text:p>8234,453125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197" calcext:value-type="float">
            <text:p>1,197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776.474976" calcext:value-type="float">
            <text:p>776,474976</text:p>
          </table:table-cell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1469.581055" calcext:value-type="float">
            <text:p>1469,58105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256MB'.B5:.B55])" office:value-type="float" office:value="0.0189411764705883" calcext:value-type="float">
            <text:p>0,0189411765</text:p>
          </table:table-cell>
          <table:table-cell table:formula="of:=STDEV(['GO-256MB'.B5:.B55])" office:value-type="float" office:value="0.00224865973153683" calcext:value-type="float">
            <text:p>0,00224865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114" calcext:value-type="float">
            <text:p>1,114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874.924988" calcext:value-type="float">
            <text:p>874,924988</text:p>
          </table:table-cell>
          <table:table-cell table:number-columns-repeated="2"/>
          <table:table-cell office:value-type="float" office:value="7165" calcext:value-type="float">
            <text:p>7165</text:p>
          </table:table-cell>
          <table:table-cell office:value-type="float" office:value="7101.13916" calcext:value-type="float">
            <text:p>7101,13916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256MB'.E5:.E55])" office:value-type="float" office:value="1.22921568627451" calcext:value-type="float">
            <text:p>1,2292156863</text:p>
          </table:table-cell>
          <table:table-cell table:formula="of:=STDEV(['GO-256MB'.E5:.E55])" office:value-type="float" office:value="0.162137141176905" calcext:value-type="float">
            <text:p>0,16213714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42" calcext:value-type="float">
            <text:p>1,242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52.392029" calcext:value-type="float">
            <text:p>852,392029</text:p>
          </table:table-cell>
          <table:table-cell table:number-columns-repeated="2"/>
          <table:table-cell office:value-type="float" office:value="7311" calcext:value-type="float">
            <text:p>7311</text:p>
          </table:table-cell>
          <table:table-cell office:value-type="float" office:value="7237.983887" calcext:value-type="float">
            <text:p>7237,983887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256MB'.H5:.H55])" office:value-type="float" office:value="880.211314490196" calcext:value-type="float">
            <text:p>880,2113144902</text:p>
          </table:table-cell>
          <table:table-cell table:formula="of:=STDEV(['GO-256MB'.H5:.H55])" office:value-type="float" office:value="93.638998809642" calcext:value-type="float">
            <text:p>93,63899880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279" calcext:value-type="float">
            <text:p>1,279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775.786011" calcext:value-type="float">
            <text:p>775,786011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7237.719238" calcext:value-type="float">
            <text:p>7237,719238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256MB'.L5:.L55])" office:value-type="float" office:value="7066.62854245098" calcext:value-type="float">
            <text:p>7066,628542451</text:p>
          </table:table-cell>
          <table:table-cell table:formula="of:=STDEV(['GO-256MB'.L5:.L55])" office:value-type="float" office:value="1398.27114949521" calcext:value-type="float">
            <text:p>1398,27114949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851.229004" calcext:value-type="float">
            <text:p>851,229004</text:p>
          </table:table-cell>
          <table:table-cell table:number-columns-repeated="2"/>
          <table:table-cell office:value-type="float" office:value="14268" calcext:value-type="float">
            <text:p>14268</text:p>
          </table:table-cell>
          <table:table-cell office:value-type="float" office:value="14199.827148" calcext:value-type="float">
            <text:p>14199,82714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36" calcext:value-type="float">
            <text:p>1,136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835.445007" calcext:value-type="float">
            <text:p>835,445007</text:p>
          </table:table-cell>
          <table:table-cell table:number-columns-repeated="2"/>
          <table:table-cell office:value-type="float" office:value="7554" calcext:value-type="float">
            <text:p>7554</text:p>
          </table:table-cell>
          <table:table-cell office:value-type="float" office:value="7454.314941" calcext:value-type="float">
            <text:p>7454,3149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804.745972" calcext:value-type="float">
            <text:p>804,745972</text:p>
          </table:table-cell>
          <table:table-cell table:number-columns-repeated="2"/>
          <table:table-cell office:value-type="float" office:value="7653" calcext:value-type="float">
            <text:p>7653</text:p>
          </table:table-cell>
          <table:table-cell office:value-type="float" office:value="7607.137207" calcext:value-type="float">
            <text:p>7607,13720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875.947998" calcext:value-type="float">
            <text:p>875,947998</text:p>
          </table:table-cell>
          <table:table-cell table:number-columns-repeated="2"/>
          <table:table-cell office:value-type="float" office:value="7093" calcext:value-type="float">
            <text:p>7093</text:p>
          </table:table-cell>
          <table:table-cell office:value-type="float" office:value="7048.208008" calcext:value-type="float">
            <text:p>7048,20800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55" calcext:value-type="float">
            <text:p>1,255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831.874023" calcext:value-type="float">
            <text:p>831,874023</text:p>
          </table:table-cell>
          <table:table-cell table:number-columns-repeated="2"/>
          <table:table-cell office:value-type="float" office:value="7598" calcext:value-type="float">
            <text:p>7598</text:p>
          </table:table-cell>
          <table:table-cell office:value-type="float" office:value="7549.809082" calcext:value-type="float">
            <text:p>7549,80908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13" calcext:value-type="float">
            <text:p>1,313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775.627991" calcext:value-type="float">
            <text:p>775,627991</text:p>
          </table:table-cell>
          <table:table-cell table:number-columns-repeated="2"/>
          <table:table-cell office:value-type="float" office:value="7315" calcext:value-type="float">
            <text:p>7315</text:p>
          </table:table-cell>
          <table:table-cell office:value-type="float" office:value="7253.916016" calcext:value-type="float">
            <text:p>7253,91601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47" calcext:value-type="float">
            <text:p>1,24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56.877991" calcext:value-type="float">
            <text:p>856,877991</text:p>
          </table:table-cell>
          <table:table-cell table:number-columns-repeated="2"/>
          <table:table-cell office:value-type="float" office:value="7296" calcext:value-type="float">
            <text:p>7296</text:p>
          </table:table-cell>
          <table:table-cell office:value-type="float" office:value="6979.532227" calcext:value-type="float">
            <text:p>6979,53222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.206" calcext:value-type="float">
            <text:p>1,206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52.669006" calcext:value-type="float">
            <text:p>852,669006</text:p>
          </table:table-cell>
          <table:table-cell table:number-columns-repeated="2"/>
          <table:table-cell office:value-type="float" office:value="7493" calcext:value-type="float">
            <text:p>7493</text:p>
          </table:table-cell>
          <table:table-cell office:value-type="float" office:value="7405.908203" calcext:value-type="float">
            <text:p>7405,90820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52.70697" calcext:value-type="float">
            <text:p>852,70697</text:p>
          </table:table-cell>
          <table:table-cell table:number-columns-repeated="2"/>
          <table:table-cell office:value-type="float" office:value="7593" calcext:value-type="float">
            <text:p>7593</text:p>
          </table:table-cell>
          <table:table-cell office:value-type="float" office:value="7287.028809" calcext:value-type="float">
            <text:p>7287,02880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776.174988" calcext:value-type="float">
            <text:p>776,174988</text:p>
          </table:table-cell>
          <table:table-cell table:number-columns-repeated="2"/>
          <table:table-cell office:value-type="float" office:value="6620" calcext:value-type="float">
            <text:p>6620</text:p>
          </table:table-cell>
          <table:table-cell office:value-type="float" office:value="6565.304199" calcext:value-type="float">
            <text:p>6565,30419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1.28" calcext:value-type="float">
            <text:p>1,28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808.434021" calcext:value-type="float">
            <text:p>808,434021</text:p>
          </table:table-cell>
          <table:table-cell table:number-columns-repeated="2"/>
          <table:table-cell office:value-type="float" office:value="7239" calcext:value-type="float">
            <text:p>7239</text:p>
          </table:table-cell>
          <table:table-cell office:value-type="float" office:value="7033.667969" calcext:value-type="float">
            <text:p>7033,667969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202" calcext:value-type="float">
            <text:p>1,202</text:p>
          </table:table-cell>
          <table:table-cell/>
          <table:table-cell office:value-type="float" office:value="1394" calcext:value-type="float">
            <text:p>1394</text:p>
          </table:table-cell>
          <table:table-cell office:value-type="float" office:value="879.447998" calcext:value-type="float">
            <text:p>879,447998</text:p>
          </table:table-cell>
          <table:table-cell table:number-columns-repeated="2"/>
          <table:table-cell office:value-type="float" office:value="7256" calcext:value-type="float">
            <text:p>7256</text:p>
          </table:table-cell>
          <table:table-cell office:value-type="float" office:value="7203.112793" calcext:value-type="float">
            <text:p>7203,11279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253" calcext:value-type="float">
            <text:p>1,253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764.546997" calcext:value-type="float">
            <text:p>764,546997</text:p>
          </table:table-cell>
          <table:table-cell table:number-columns-repeated="2"/>
          <table:table-cell office:value-type="float" office:value="7193" calcext:value-type="float">
            <text:p>7193</text:p>
          </table:table-cell>
          <table:table-cell office:value-type="float" office:value="7140.571777" calcext:value-type="float">
            <text:p>7140,57177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268" calcext:value-type="float">
            <text:p>1,268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942.752014" calcext:value-type="float">
            <text:p>942,752014</text:p>
          </table:table-cell>
          <table:table-cell table:number-columns-repeated="2"/>
          <table:table-cell office:value-type="float" office:value="6986" calcext:value-type="float">
            <text:p>6986</text:p>
          </table:table-cell>
          <table:table-cell office:value-type="float" office:value="6943.016113" calcext:value-type="float">
            <text:p>6943,01611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723.994019" calcext:value-type="float">
            <text:p>723,994019</text:p>
          </table:table-cell>
          <table:table-cell table:number-columns-repeated="2"/>
          <table:table-cell office:value-type="float" office:value="6799" calcext:value-type="float">
            <text:p>6799</text:p>
          </table:table-cell>
          <table:table-cell office:value-type="float" office:value="6758.698242" calcext:value-type="float">
            <text:p>6758,6982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141" calcext:value-type="float">
            <text:p>1,141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771.809021" calcext:value-type="float">
            <text:p>771,809021</text:p>
          </table:table-cell>
          <table:table-cell table:number-columns-repeated="2"/>
          <table:table-cell office:value-type="float" office:value="8623" calcext:value-type="float">
            <text:p>8623</text:p>
          </table:table-cell>
          <table:table-cell office:value-type="float" office:value="8579.767578" calcext:value-type="float">
            <text:p>8579,76757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104" calcext:value-type="float">
            <text:p>1,104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46.161987" calcext:value-type="float">
            <text:p>846,161987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office:value-type="float" office:value="8643.425781" calcext:value-type="float">
            <text:p>8643,42578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25" calcext:value-type="float">
            <text:p>1,125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51.52301" calcext:value-type="float">
            <text:p>851,52301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office:value-type="float" office:value="8644.255859" calcext:value-type="float">
            <text:p>8644,25585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.117" calcext:value-type="float">
            <text:p>2,117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850.396973" calcext:value-type="float">
            <text:p>850,396973</text:p>
          </table:table-cell>
          <table:table-cell table:number-columns-repeated="2"/>
          <table:table-cell office:value-type="float" office:value="8129" calcext:value-type="float">
            <text:p>8129</text:p>
          </table:table-cell>
          <table:table-cell office:value-type="float" office:value="8062.205078" calcext:value-type="float">
            <text:p>8062,2050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19" calcext:value-type="float">
            <text:p>1,219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832.919983" calcext:value-type="float">
            <text:p>832,919983</text:p>
          </table:table-cell>
          <table:table-cell table:number-columns-repeated="2"/>
          <table:table-cell office:value-type="float" office:value="7176" calcext:value-type="float">
            <text:p>7176</text:p>
          </table:table-cell>
          <table:table-cell office:value-type="float" office:value="7111.888184" calcext:value-type="float">
            <text:p>7111,88818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855.659973" calcext:value-type="float">
            <text:p>855,659973</text:p>
          </table:table-cell>
          <table:table-cell table:number-columns-repeated="2"/>
          <table:table-cell office:value-type="float" office:value="6906" calcext:value-type="float">
            <text:p>6906</text:p>
          </table:table-cell>
          <table:table-cell office:value-type="float" office:value="6618.15918" calcext:value-type="float">
            <text:p>6618,1591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02" calcext:value-type="float">
            <text:p>1,402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751.978027" calcext:value-type="float">
            <text:p>751,978027</text:p>
          </table:table-cell>
          <table:table-cell table:number-columns-repeated="2"/>
          <table:table-cell office:value-type="float" office:value="6689" calcext:value-type="float">
            <text:p>6689</text:p>
          </table:table-cell>
          <table:table-cell office:value-type="float" office:value="6632.686035" calcext:value-type="float">
            <text:p>6632,68603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97" calcext:value-type="float">
            <text:p>1,197</text:p>
          </table:table-cell>
          <table:table-cell/>
          <table:table-cell office:value-type="float" office:value="1349" calcext:value-type="float">
            <text:p>1349</text:p>
          </table:table-cell>
          <table:table-cell office:value-type="float" office:value="836.038025" calcext:value-type="float">
            <text:p>836,038025</text:p>
          </table:table-cell>
          <table:table-cell table:number-columns-repeated="2"/>
          <table:table-cell office:value-type="float" office:value="6698" calcext:value-type="float">
            <text:p>6698</text:p>
          </table:table-cell>
          <table:table-cell office:value-type="float" office:value="6641.670898" calcext:value-type="float">
            <text:p>6641,67089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818.11499" calcext:value-type="float">
            <text:p>818,11499</text:p>
          </table:table-cell>
          <table:table-cell table:number-columns-repeated="2"/>
          <table:table-cell office:value-type="float" office:value="6511" calcext:value-type="float">
            <text:p>6511</text:p>
          </table:table-cell>
          <table:table-cell office:value-type="float" office:value="6458.625977" calcext:value-type="float">
            <text:p>6458,625977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92" calcext:value-type="float">
            <text:p>1,192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868.864014" calcext:value-type="float">
            <text:p>868,864014</text:p>
          </table:table-cell>
          <table:table-cell table:number-columns-repeated="2"/>
          <table:table-cell office:value-type="float" office:value="6820" calcext:value-type="float">
            <text:p>6820</text:p>
          </table:table-cell>
          <table:table-cell office:value-type="float" office:value="6746.726074" calcext:value-type="float">
            <text:p>6746,72607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142" calcext:value-type="float">
            <text:p>1,142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890.104004" calcext:value-type="float">
            <text:p>890,104004</text:p>
          </table:table-cell>
          <table:table-cell table:number-columns-repeated="2"/>
          <table:table-cell office:value-type="float" office:value="7063" calcext:value-type="float">
            <text:p>7063</text:p>
          </table:table-cell>
          <table:table-cell office:value-type="float" office:value="6785.098145" calcext:value-type="float">
            <text:p>6785,09814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155" calcext:value-type="float">
            <text:p>1,155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810.633972" calcext:value-type="float">
            <text:p>810,633972</text:p>
          </table:table-cell>
          <table:table-cell table:number-columns-repeated="2"/>
          <table:table-cell office:value-type="float" office:value="6690" calcext:value-type="float">
            <text:p>6690</text:p>
          </table:table-cell>
          <table:table-cell office:value-type="float" office:value="6646.008789" calcext:value-type="float">
            <text:p>6646,00878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88" calcext:value-type="float">
            <text:p>1,188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854.922974" calcext:value-type="float">
            <text:p>854,922974</text:p>
          </table:table-cell>
          <table:table-cell table:number-columns-repeated="2"/>
          <table:table-cell office:value-type="float" office:value="6622" calcext:value-type="float">
            <text:p>6622</text:p>
          </table:table-cell>
          <table:table-cell office:value-type="float" office:value="6564.657227" calcext:value-type="float">
            <text:p>6564,65722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172" calcext:value-type="float">
            <text:p>1,172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843.245972" calcext:value-type="float">
            <text:p>843,245972</text:p>
          </table:table-cell>
          <table:table-cell table:number-columns-repeated="2"/>
          <table:table-cell office:value-type="float" office:value="6928" calcext:value-type="float">
            <text:p>6928</text:p>
          </table:table-cell>
          <table:table-cell office:value-type="float" office:value="6619.237793" calcext:value-type="float">
            <text:p>6619,23779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1641" calcext:value-type="float">
            <text:p>1641</text:p>
          </table:table-cell>
          <table:table-cell office:value-type="float" office:value="955.268982" calcext:value-type="float">
            <text:p>955,268982</text:p>
          </table:table-cell>
          <table:table-cell table:number-columns-repeated="2"/>
          <table:table-cell office:value-type="float" office:value="6666" calcext:value-type="float">
            <text:p>6666</text:p>
          </table:table-cell>
          <table:table-cell office:value-type="float" office:value="6620.181152" calcext:value-type="float">
            <text:p>6620,18115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3443" calcext:value-type="float">
            <text:p>3443</text:p>
          </table:table-cell>
          <table:table-cell office:value-type="float" office:value="910.366028" calcext:value-type="float">
            <text:p>910,366028</text:p>
          </table:table-cell>
          <table:table-cell table:number-columns-repeated="2"/>
          <table:table-cell office:value-type="float" office:value="6837" calcext:value-type="float">
            <text:p>6837</text:p>
          </table:table-cell>
          <table:table-cell office:value-type="float" office:value="6746.688965" calcext:value-type="float">
            <text:p>6746,68896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1060.426025" calcext:value-type="float">
            <text:p>1060,426025</text:p>
          </table:table-cell>
          <table:table-cell table:number-columns-repeated="2"/>
          <table:table-cell office:value-type="float" office:value="7682" calcext:value-type="float">
            <text:p>7682</text:p>
          </table:table-cell>
          <table:table-cell office:value-type="float" office:value="6685.10498" calcext:value-type="float">
            <text:p>6685,1049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36" calcext:value-type="float">
            <text:p>1,236</text:p>
          </table:table-cell>
          <table:table-cell/>
          <table:table-cell office:value-type="float" office:value="2381" calcext:value-type="float">
            <text:p>2381</text:p>
          </table:table-cell>
          <table:table-cell office:value-type="float" office:value="1037.967041" calcext:value-type="float">
            <text:p>1037,967041</text:p>
          </table:table-cell>
          <table:table-cell table:number-columns-repeated="2"/>
          <table:table-cell office:value-type="float" office:value="6871" calcext:value-type="float">
            <text:p>6871</text:p>
          </table:table-cell>
          <table:table-cell office:value-type="float" office:value="6796.37207" calcext:value-type="float">
            <text:p>6796,3720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1069.80896" calcext:value-type="float">
            <text:p>1069,80896</text:p>
          </table:table-cell>
          <table:table-cell table:number-columns-repeated="2"/>
          <table:table-cell office:value-type="float" office:value="6619" calcext:value-type="float">
            <text:p>6619</text:p>
          </table:table-cell>
          <table:table-cell office:value-type="float" office:value="6555.763184" calcext:value-type="float">
            <text:p>6555,76318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1059.587036" calcext:value-type="float">
            <text:p>1059,587036</text:p>
          </table:table-cell>
          <table:table-cell table:number-columns-repeated="2"/>
          <table:table-cell office:value-type="float" office:value="6878" calcext:value-type="float">
            <text:p>6878</text:p>
          </table:table-cell>
          <table:table-cell office:value-type="float" office:value="6836.524902" calcext:value-type="float">
            <text:p>6836,52490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201" calcext:value-type="float">
            <text:p>1,201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float" office:value="1103.275024" calcext:value-type="float">
            <text:p>1103,275024</text:p>
          </table:table-cell>
          <table:table-cell table:number-columns-repeated="2"/>
          <table:table-cell office:value-type="float" office:value="7440" calcext:value-type="float">
            <text:p>7440</text:p>
          </table:table-cell>
          <table:table-cell office:value-type="float" office:value="7361.766113" calcext:value-type="float">
            <text:p>7361,76611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137" calcext:value-type="float">
            <text:p>1,137</text:p>
          </table:table-cell>
          <table:table-cell/>
          <table:table-cell office:value-type="float" office:value="2365" calcext:value-type="float">
            <text:p>2365</text:p>
          </table:table-cell>
          <table:table-cell office:value-type="float" office:value="999.684021" calcext:value-type="float">
            <text:p>999,684021</text:p>
          </table:table-cell>
          <table:table-cell table:number-columns-repeated="2"/>
          <table:table-cell office:value-type="float" office:value="6671" calcext:value-type="float">
            <text:p>6671</text:p>
          </table:table-cell>
          <table:table-cell office:value-type="float" office:value="6622.848145" calcext:value-type="float">
            <text:p>6622,84814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15" calcext:value-type="float">
            <text:p>1,215</text:p>
          </table:table-cell>
          <table:table-cell/>
          <table:table-cell office:value-type="float" office:value="2223" calcext:value-type="float">
            <text:p>2223</text:p>
          </table:table-cell>
          <table:table-cell office:value-type="float" office:value="1039.031006" calcext:value-type="float">
            <text:p>1039,031006</text:p>
          </table:table-cell>
          <table:table-cell table:number-columns-repeated="2"/>
          <table:table-cell office:value-type="float" office:value="6668" calcext:value-type="float">
            <text:p>6668</text:p>
          </table:table-cell>
          <table:table-cell office:value-type="float" office:value="6511.39502" calcext:value-type="float">
            <text:p>6511,3950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6851" calcext:value-type="float">
            <text:p>6851</text:p>
          </table:table-cell>
          <table:table-cell office:value-type="float" office:value="1000.504028" calcext:value-type="float">
            <text:p>1000,504028</text:p>
          </table:table-cell>
          <table:table-cell table:number-columns-repeated="2"/>
          <table:table-cell office:value-type="float" office:value="6725" calcext:value-type="float">
            <text:p>6725</text:p>
          </table:table-cell>
          <table:table-cell office:value-type="float" office:value="6676.543945" calcext:value-type="float">
            <text:p>6676,5439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169" calcext:value-type="float">
            <text:p>1,169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850.870972" calcext:value-type="float">
            <text:p>850,870972</text:p>
          </table:table-cell>
          <table:table-cell table:number-columns-repeated="2"/>
          <table:table-cell office:value-type="float" office:value="6613" calcext:value-type="float">
            <text:p>6613</text:p>
          </table:table-cell>
          <table:table-cell office:value-type="float" office:value="6558.812012" calcext:value-type="float">
            <text:p>6558,81201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1.134" calcext:value-type="float">
            <text:p>1,134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984.606018" calcext:value-type="float">
            <text:p>984,606018</text:p>
          </table:table-cell>
          <table:table-cell table:number-columns-repeated="2"/>
          <table:table-cell office:value-type="float" office:value="6688" calcext:value-type="float">
            <text:p>6688</text:p>
          </table:table-cell>
          <table:table-cell office:value-type="float" office:value="6607.916016" calcext:value-type="float">
            <text:p>6607,91601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128" calcext:value-type="float">
            <text:p>1,128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float" office:value="841.614014" calcext:value-type="float">
            <text:p>841,614014</text:p>
          </table:table-cell>
          <table:table-cell table:number-columns-repeated="2"/>
          <table:table-cell office:value-type="float" office:value="6795" calcext:value-type="float">
            <text:p>6795</text:p>
          </table:table-cell>
          <table:table-cell office:value-type="float" office:value="6755.10498" calcext:value-type="float">
            <text:p>6755,1049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166" calcext:value-type="float">
            <text:p>1,166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872.617981" calcext:value-type="float">
            <text:p>872,617981</text:p>
          </table:table-cell>
          <table:table-cell table:number-columns-repeated="2"/>
          <table:table-cell office:value-type="float" office:value="6694" calcext:value-type="float">
            <text:p>6694</text:p>
          </table:table-cell>
          <table:table-cell office:value-type="float" office:value="6654.063965" calcext:value-type="float">
            <text:p>6654,06396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2287" calcext:value-type="float">
            <text:p>2287</text:p>
          </table:table-cell>
          <table:table-cell office:value-type="float" office:value="878.296021" calcext:value-type="float">
            <text:p>878,296021</text:p>
          </table:table-cell>
          <table:table-cell table:number-columns-repeated="2"/>
          <table:table-cell office:value-type="float" office:value="6765" calcext:value-type="float">
            <text:p>6765</text:p>
          </table:table-cell>
          <table:table-cell office:value-type="float" office:value="6665.199219" calcext:value-type="float">
            <text:p>6665,1992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.558" calcext:value-type="float">
            <text:p>1,558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896.406982" calcext:value-type="float">
            <text:p>896,406982</text:p>
          </table:table-cell>
          <table:table-cell table:number-columns-repeated="2"/>
          <table:table-cell office:value-type="float" office:value="6787" calcext:value-type="float">
            <text:p>6787</text:p>
          </table:table-cell>
          <table:table-cell office:value-type="float" office:value="6697.02002" calcext:value-type="float">
            <text:p>6697,0200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.621" calcext:value-type="float">
            <text:p>1,621</text:p>
          </table:table-cell>
          <table:table-cell/>
          <table:table-cell office:value-type="float" office:value="3434" calcext:value-type="float">
            <text:p>3434</text:p>
          </table:table-cell>
          <table:table-cell office:value-type="float" office:value="1074.906982" calcext:value-type="float">
            <text:p>1074,906982</text:p>
          </table:table-cell>
          <table:table-cell table:number-columns-repeated="2"/>
          <table:table-cell office:value-type="float" office:value="6648" calcext:value-type="float">
            <text:p>6648</text:p>
          </table:table-cell>
          <table:table-cell office:value-type="float" office:value="6581.40918" calcext:value-type="float">
            <text:p>6581,40918</text:p>
          </table:table-cell>
          <table:table-cell table:number-columns-repeated="4"/>
        </table:table-row>
      </table:table>
      <table:table table:name="GO-512MB" table:style-name="ta1">
        <table:table-column table:style-name="co1" table:number-columns-repeated="17" table:default-cell-style-name="Default"/>
        <table:table-row table:style-name="ro1">
          <table:table-cell table:formula="of:=MIN(['GO-512MB'.B5:.B55])" office:value-type="float" office:value="0.014" calcext:value-type="float">
            <text:p>0,014</text:p>
          </table:table-cell>
          <table:table-cell table:formula="of:=MAX(['GO-512MB'.B5:.B55])" office:value-type="float" office:value="0.027" calcext:value-type="float">
            <text:p>0,027</text:p>
          </table:table-cell>
          <table:table-cell/>
          <table:table-cell table:formula="of:=MIN(['GO-512MB'.E5:.E50])" office:value-type="float" office:value="1.189" calcext:value-type="float">
            <text:p>1,189</text:p>
          </table:table-cell>
          <table:table-cell table:formula="of:=MAX(['GO-512MB'.E4:.E49])" office:value-type="float" office:value="4.327" calcext:value-type="float">
            <text:p>4,327</text:p>
          </table:table-cell>
          <table:table-cell/>
          <table:table-cell table:formula="of:=MIN(['GO-512MB'.H5:.H55])" office:value-type="float" office:value="300.645996" calcext:value-type="float">
            <text:p>300,645996</text:p>
          </table:table-cell>
          <table:table-cell table:formula="of:=MAX(['GO-512MB'.H5:.H55])" office:value-type="float" office:value="448.556" calcext:value-type="float">
            <text:p>448,556</text:p>
          </table:table-cell>
          <table:table-cell/>
          <table:table-cell table:formula="of:=MIN(['GO-512MB'.K5:.K55])" office:value-type="float" office:value="1489.246948" calcext:value-type="float">
            <text:p>1489,246948</text:p>
          </table:table-cell>
          <table:table-cell table:formula="of:=MAX(['GO-512MB'.K5:.K55])" office:value-type="float" office:value="3389.253906" calcext:value-type="float">
            <text:p>3389,253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464" calcext:value-type="float">
            <text:p>5464</text:p>
          </table:table-cell>
          <table:table-cell office:value-type="float" office:value="1.777" calcext:value-type="float">
            <text:p>1,777</text:p>
          </table:table-cell>
          <table:table-cell/>
          <table:table-cell office:value-type="float" office:value="8017" calcext:value-type="float">
            <text:p>8017</text:p>
          </table:table-cell>
          <table:table-cell office:value-type="float" office:value="363.140015" calcext:value-type="float">
            <text:p>363,140015</text:p>
          </table:table-cell>
          <table:table-cell/>
          <table:table-cell office:value-type="float" office:value="4221" calcext:value-type="float">
            <text:p>4221</text:p>
          </table:table-cell>
          <table:table-cell office:value-type="float" office:value="3017.379883" calcext:value-type="float">
            <text:p>3017,379883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.816" calcext:value-type="float">
            <text:p>1,81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49.828003" calcext:value-type="float">
            <text:p>349,828003</text:p>
          </table:table-cell>
          <table:table-cell/>
          <table:table-cell office:value-type="float" office:value="2967" calcext:value-type="float">
            <text:p>2967</text:p>
          </table:table-cell>
          <table:table-cell office:value-type="float" office:value="2888.239014" calcext:value-type="float">
            <text:p>2888,23901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512MB'.B5:.B55])" office:value-type="float" office:value="0.0200408163265306" calcext:value-type="float">
            <text:p>0,0200408163</text:p>
          </table:table-cell>
          <table:table-cell table:formula="of:=STDEV(['GO-512MB'.B5:.B55])" office:value-type="float" office:value="0.00230903283932066" calcext:value-type="float">
            <text:p>0,0023090328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2.055" calcext:value-type="float">
            <text:p>2,05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413.117004" calcext:value-type="float">
            <text:p>413,117004</text:p>
          </table:table-cell>
          <table:table-cell/>
          <table:table-cell office:value-type="float" office:value="2958" calcext:value-type="float">
            <text:p>2958</text:p>
          </table:table-cell>
          <table:table-cell office:value-type="float" office:value="2887.123047" calcext:value-type="float">
            <text:p>2887,12304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512MB'.E5:.E48])" office:value-type="float" office:value="1.9713488372093" calcext:value-type="float">
            <text:p>1,9713488372</text:p>
          </table:table-cell>
          <table:table-cell table:formula="of:=STDEV(['GO-512MB'.E5:.E48])" office:value-type="float" office:value="0.863617802473187" calcext:value-type="float">
            <text:p>0,8636178025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029" calcext:value-type="float">
            <text:p>2029</text:p>
          </table:table-cell>
          <table:table-cell office:value-type="float" office:value="2.81" calcext:value-type="float">
            <text:p>2,81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379.819" calcext:value-type="float">
            <text:p>379,819</text:p>
          </table:table-cell>
          <table:table-cell/>
          <table:table-cell office:value-type="float" office:value="3375" calcext:value-type="float">
            <text:p>3375</text:p>
          </table:table-cell>
          <table:table-cell office:value-type="float" office:value="2911.810059" calcext:value-type="float">
            <text:p>2911,810059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512MB'.H5:.H55])" office:value-type="float" office:value="368.896766294118" calcext:value-type="float">
            <text:p>368,8967662941</text:p>
          </table:table-cell>
          <table:table-cell table:formula="of:=STDEV(['GO-512MB'.H5:.H55])" office:value-type="float" office:value="30.8621148039694" calcext:value-type="float">
            <text:p>30,862114804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391.928009" calcext:value-type="float">
            <text:p>391,928009</text:p>
          </table:table-cell>
          <table:table-cell/>
          <table:table-cell office:value-type="float" office:value="4028" calcext:value-type="float">
            <text:p>4028</text:p>
          </table:table-cell>
          <table:table-cell office:value-type="float" office:value="2906.445068" calcext:value-type="float">
            <text:p>2906,445068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512MB'.K5:.K55])" office:value-type="float" office:value="3021.02390828571" calcext:value-type="float">
            <text:p>3021,0239082857</text:p>
          </table:table-cell>
          <table:table-cell table:formula="of:=STDEV(['GO-512MB'.K5:.K55])" office:value-type="float" office:value="288.290493213765" calcext:value-type="float">
            <text:p>288,290493213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.267" calcext:value-type="float">
            <text:p>1,267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38.479004" calcext:value-type="float">
            <text:p>338,479004</text:p>
          </table:table-cell>
          <table:table-cell/>
          <table:table-cell office:value-type="float" office:value="3414" calcext:value-type="float">
            <text:p>3414</text:p>
          </table:table-cell>
          <table:table-cell office:value-type="float" office:value="3058.687988" calcext:value-type="float">
            <text:p>3058,687988</text:p>
          </table:table-cell>
          <table:table-cell table:number-columns-repeated="6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.671" calcext:value-type="float">
            <text:p>1,671</text:p>
          </table:table-cell>
          <table:table-cell/>
          <table:table-cell office:value-type="float" office:value="3962" calcext:value-type="float">
            <text:p>3962</text:p>
          </table:table-cell>
          <table:table-cell office:value-type="float" office:value="394.20401" calcext:value-type="float">
            <text:p>394,20401</text:p>
          </table:table-cell>
          <table:table-cell/>
          <table:table-cell office:value-type="float" office:value="4094" calcext:value-type="float">
            <text:p>4094</text:p>
          </table:table-cell>
          <table:table-cell office:value-type="float" office:value="2896.184082" calcext:value-type="float">
            <text:p>2896,184082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896" calcext:value-type="float">
            <text:p>1,896</text:p>
          </table:table-cell>
          <table:table-cell/>
          <table:table-cell office:value-type="float" office:value="2037" calcext:value-type="float">
            <text:p>2037</text:p>
          </table:table-cell>
          <table:table-cell office:value-type="float" office:value="380.919006" calcext:value-type="float">
            <text:p>380,919006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float" office:value="2922.253906" calcext:value-type="float">
            <text:p>2922,253906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float" office:value="1.9713" calcext:value-type="float">
            <text:p>1,9713</text:p>
          </table:table-cell>
          <table:table-cell office:value-type="float" office:value="368.8967" calcext:value-type="float">
            <text:p>368,8967</text:p>
          </table:table-cell>
          <table:table-cell office:value-type="float" office:value="3021.024" calcext:value-type="float">
            <text:p>3021,0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.545" calcext:value-type="float">
            <text:p>1,545</text:p>
          </table:table-cell>
          <table:table-cell/>
          <table:table-cell office:value-type="float" office:value="3042" calcext:value-type="float">
            <text:p>3042</text:p>
          </table:table-cell>
          <table:table-cell office:value-type="float" office:value="345.156006" calcext:value-type="float">
            <text:p>345,156006</text:p>
          </table:table-cell>
          <table:table-cell/>
          <table:table-cell office:value-type="float" office:value="4907" calcext:value-type="float">
            <text:p>4907</text:p>
          </table:table-cell>
          <table:table-cell office:value-type="float" office:value="2906.725098" calcext:value-type="float">
            <text:p>2906,725098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.675" calcext:value-type="float">
            <text:p>1,675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401.800995" calcext:value-type="float">
            <text:p>401,800995</text:p>
          </table:table-cell>
          <table:table-cell/>
          <table:table-cell office:value-type="float" office:value="3011" calcext:value-type="float">
            <text:p>3011</text:p>
          </table:table-cell>
          <table:table-cell office:value-type="float" office:value="2909.928955" calcext:value-type="float">
            <text:p>2909,928955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.687" calcext:value-type="float">
            <text:p>1,687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300.645996" calcext:value-type="float">
            <text:p>300,64599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916.25" calcext:value-type="float">
            <text:p>2916,25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float" office:value="1.351" calcext:value-type="float">
            <text:p>1,351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311.26001" calcext:value-type="float">
            <text:p>311,26001</text:p>
          </table:table-cell>
          <table:table-cell/>
          <table:table-cell office:value-type="float" office:value="3532" calcext:value-type="float">
            <text:p>3532</text:p>
          </table:table-cell>
          <table:table-cell office:value-type="float" office:value="2890.461914" calcext:value-type="float">
            <text:p>2890,461914</text:p>
          </table:table-cell>
          <table:table-cell table:number-columns-repeated="6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1.444" calcext:value-type="float">
            <text:p>1,444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381.936005" calcext:value-type="float">
            <text:p>381,936005</text:p>
          </table:table-cell>
          <table:table-cell/>
          <table:table-cell office:value-type="float" office:value="3041" calcext:value-type="float">
            <text:p>3041</text:p>
          </table:table-cell>
          <table:table-cell office:value-type="float" office:value="2963.080078" calcext:value-type="float">
            <text:p>2963,080078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341" calcext:value-type="float">
            <text:p>1341</text:p>
          </table:table-cell>
          <table:table-cell office:value-type="float" office:value="1.665" calcext:value-type="float">
            <text:p>1,665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371.378998" calcext:value-type="float">
            <text:p>371,378998</text:p>
          </table:table-cell>
          <table:table-cell/>
          <table:table-cell office:value-type="float" office:value="3041" calcext:value-type="float">
            <text:p>3041</text:p>
          </table:table-cell>
          <table:table-cell office:value-type="float" office:value="2924.448975" calcext:value-type="float">
            <text:p>2924,44897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.759" calcext:value-type="float">
            <text:p>2,759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401.29599" calcext:value-type="float">
            <text:p>401,29599</text:p>
          </table:table-cell>
          <table:table-cell/>
          <table:table-cell office:value-type="float" office:value="3010" calcext:value-type="float">
            <text:p>3010</text:p>
          </table:table-cell>
          <table:table-cell office:value-type="float" office:value="2906.312012" calcext:value-type="float">
            <text:p>2906,31201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3.637" calcext:value-type="float">
            <text:p>3,637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86.059998" calcext:value-type="float">
            <text:p>386,059998</text:p>
          </table:table-cell>
          <table:table-cell/>
          <table:table-cell office:value-type="float" office:value="3208" calcext:value-type="float">
            <text:p>3208</text:p>
          </table:table-cell>
          <table:table-cell office:value-type="float" office:value="3087.74292" calcext:value-type="float">
            <text:p>3087,74292</text:p>
          </table:table-cell>
          <table:table-cell table:number-columns-repeated="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4.093" calcext:value-type="float">
            <text:p>4,093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349.496002" calcext:value-type="float">
            <text:p>349,496002</text:p>
          </table:table-cell>
          <table:table-cell/>
          <table:table-cell office:value-type="float" office:value="3614" calcext:value-type="float">
            <text:p>3614</text:p>
          </table:table-cell>
          <table:table-cell office:value-type="float" office:value="3081.549072" calcext:value-type="float">
            <text:p>3081,54907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3.248" calcext:value-type="float">
            <text:p>3,248</text:p>
          </table:table-cell>
          <table:table-cell/>
          <table:table-cell office:value-type="float" office:value="2164" calcext:value-type="float">
            <text:p>2164</text:p>
          </table:table-cell>
          <table:table-cell office:value-type="float" office:value="372.904999" calcext:value-type="float">
            <text:p>372,904999</text:p>
          </table:table-cell>
          <table:table-cell/>
          <table:table-cell office:value-type="float" office:value="2934" calcext:value-type="float">
            <text:p>2934</text:p>
          </table:table-cell>
          <table:table-cell office:value-type="float" office:value="2849.839111" calcext:value-type="float">
            <text:p>2849,83911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.905" calcext:value-type="float">
            <text:p>1,905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404.632996" calcext:value-type="float">
            <text:p>404,632996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float" office:value="2897.451904" calcext:value-type="float">
            <text:p>2897,451904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372.415985" calcext:value-type="float">
            <text:p>372,415985</text:p>
          </table:table-cell>
          <table:table-cell/>
          <table:table-cell office:value-type="float" office:value="3087" calcext:value-type="float">
            <text:p>3087</text:p>
          </table:table-cell>
          <table:table-cell office:value-type="float" office:value="2977.87207" calcext:value-type="float">
            <text:p>2977,87207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.886" calcext:value-type="float">
            <text:p>1,886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324.653015" calcext:value-type="float">
            <text:p>324,653015</text:p>
          </table:table-cell>
          <table:table-cell/>
          <table:table-cell office:value-type="float" office:value="3260" calcext:value-type="float">
            <text:p>3260</text:p>
          </table:table-cell>
          <table:table-cell office:value-type="float" office:value="3063.810059" calcext:value-type="float">
            <text:p>3063,81005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.405" calcext:value-type="float">
            <text:p>1,405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343.164001" calcext:value-type="float">
            <text:p>343,164001</text:p>
          </table:table-cell>
          <table:table-cell/>
          <table:table-cell office:value-type="float" office:value="3092" calcext:value-type="float">
            <text:p>3092</text:p>
          </table:table-cell>
          <table:table-cell office:value-type="float" office:value="2933.009033" calcext:value-type="float">
            <text:p>2933,009033</text:p>
          </table:table-cell>
          <table:table-cell table:number-columns-repeated="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2067" calcext:value-type="float">
            <text:p>2067</text:p>
          </table:table-cell>
          <table:table-cell office:value-type="float" office:value="2.223" calcext:value-type="float">
            <text:p>2,223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337.809998" calcext:value-type="float">
            <text:p>337,809998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2941.028076" calcext:value-type="float">
            <text:p>2941,028076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1.303" calcext:value-type="float">
            <text:p>1,303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350.790009" calcext:value-type="float">
            <text:p>350,790009</text:p>
          </table:table-cell>
          <table:table-cell/>
          <table:table-cell office:value-type="float" office:value="3203" calcext:value-type="float">
            <text:p>3203</text:p>
          </table:table-cell>
          <table:table-cell office:value-type="float" office:value="1489.246948" calcext:value-type="float">
            <text:p>1489,246948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.644" calcext:value-type="float">
            <text:p>1,64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334.660004" calcext:value-type="float">
            <text:p>334,660004</text:p>
          </table:table-cell>
          <table:table-cell/>
          <table:table-cell office:value-type="float" office:value="3480" calcext:value-type="float">
            <text:p>3480</text:p>
          </table:table-cell>
          <table:table-cell office:value-type="float" office:value="3389.253906" calcext:value-type="float">
            <text:p>3389,25390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2646" calcext:value-type="float">
            <text:p>2646</text:p>
          </table:table-cell>
          <table:table-cell office:value-type="float" office:value="2.451" calcext:value-type="float">
            <text:p>2,451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96.183014" calcext:value-type="float">
            <text:p>396,18301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908.926025" calcext:value-type="float">
            <text:p>2908,92602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.348" calcext:value-type="float">
            <text:p>1,348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407.184998" calcext:value-type="float">
            <text:p>407,184998</text:p>
          </table:table-cell>
          <table:table-cell/>
          <table:table-cell office:value-type="float" office:value="3659" calcext:value-type="float">
            <text:p>3659</text:p>
          </table:table-cell>
          <table:table-cell office:value-type="float" office:value="3347.629883" calcext:value-type="float">
            <text:p>3347,629883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.189" calcext:value-type="float">
            <text:p>1,189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341.184998" calcext:value-type="float">
            <text:p>341,184998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float" office:value="2874.438965" calcext:value-type="float">
            <text:p>2874,43896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358.588013" calcext:value-type="float">
            <text:p>358,588013</text:p>
          </table:table-cell>
          <table:table-cell/>
          <table:table-cell office:value-type="float" office:value="3047" calcext:value-type="float">
            <text:p>3047</text:p>
          </table:table-cell>
          <table:table-cell office:value-type="float" office:value="2879.427979" calcext:value-type="float">
            <text:p>2879,427979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.327" calcext:value-type="float">
            <text:p>4,327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338.589996" calcext:value-type="float">
            <text:p>338,589996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float" office:value="2851.914062" calcext:value-type="float">
            <text:p>2851,91406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.702" calcext:value-type="float">
            <text:p>1,702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339.992004" calcext:value-type="float">
            <text:p>339,992004</text:p>
          </table:table-cell>
          <table:table-cell/>
          <table:table-cell office:value-type="float" office:value="3083" calcext:value-type="float">
            <text:p>3083</text:p>
          </table:table-cell>
          <table:table-cell office:value-type="float" office:value="2874.300049" calcext:value-type="float">
            <text:p>2874,300049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49.825989" calcext:value-type="float">
            <text:p>349,825989</text:p>
          </table:table-cell>
          <table:table-cell/>
          <table:table-cell office:value-type="float" office:value="3756" calcext:value-type="float">
            <text:p>3756</text:p>
          </table:table-cell>
          <table:table-cell office:value-type="float" office:value="3325.229004" calcext:value-type="float">
            <text:p>3325,229004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.339" calcext:value-type="float">
            <text:p>1,339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398.919006" calcext:value-type="float">
            <text:p>398,919006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3352.702881" calcext:value-type="float">
            <text:p>3352,7028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12" calcext:value-type="float">
            <text:p>612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float" office:value="364.279999" calcext:value-type="float">
            <text:p>364,279999</text:p>
          </table:table-cell>
          <table:table-cell/>
          <table:table-cell office:value-type="float" office:value="3023" calcext:value-type="float">
            <text:p>3023</text:p>
          </table:table-cell>
          <table:table-cell office:value-type="float" office:value="2923.289062" calcext:value-type="float">
            <text:p>2923,289062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448.556" calcext:value-type="float">
            <text:p>448,556</text:p>
          </table:table-cell>
          <table:table-cell/>
          <table:table-cell office:value-type="float" office:value="3140" calcext:value-type="float">
            <text:p>3140</text:p>
          </table:table-cell>
          <table:table-cell office:value-type="float" office:value="2996.153076" calcext:value-type="float">
            <text:p>2996,153076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363" calcext:value-type="float">
            <text:p>1363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337.39801" calcext:value-type="float">
            <text:p>337,39801</text:p>
          </table:table-cell>
          <table:table-cell/>
          <table:table-cell office:value-type="float" office:value="3455" calcext:value-type="float">
            <text:p>3455</text:p>
          </table:table-cell>
          <table:table-cell office:value-type="float" office:value="3280.183105" calcext:value-type="float">
            <text:p>3280,18310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3.51" calcext:value-type="float">
            <text:p>3,51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339.429993" calcext:value-type="float">
            <text:p>339,429993</text:p>
          </table:table-cell>
          <table:table-cell/>
          <table:table-cell office:value-type="float" office:value="4537" calcext:value-type="float">
            <text:p>4537</text:p>
          </table:table-cell>
          <table:table-cell office:value-type="float" office:value="3262.615967" calcext:value-type="float">
            <text:p>3262,615967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.521" calcext:value-type="float">
            <text:p>1,52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46.984009" calcext:value-type="float">
            <text:p>346,984009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float" office:value="3268.940918" calcext:value-type="float">
            <text:p>3268,940918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.192" calcext:value-type="float">
            <text:p>3,192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341.158997" calcext:value-type="float">
            <text:p>341,158997</text:p>
          </table:table-cell>
          <table:table-cell/>
          <table:table-cell office:value-type="float" office:value="3506" calcext:value-type="float">
            <text:p>3506</text:p>
          </table:table-cell>
          <table:table-cell office:value-type="float" office:value="3306.928955" calcext:value-type="float">
            <text:p>3306,928955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float" office:value="2.024" calcext:value-type="float">
            <text:p>2,024</text:p>
          </table:table-cell>
          <table:table-cell/>
          <table:table-cell office:value-type="float" office:value="1759" calcext:value-type="float">
            <text:p>1759</text:p>
          </table:table-cell>
          <table:table-cell office:value-type="float" office:value="340.798004" calcext:value-type="float">
            <text:p>340,798004</text:p>
          </table:table-cell>
          <table:table-cell/>
          <table:table-cell office:value-type="float" office:value="3832" calcext:value-type="float">
            <text:p>3832</text:p>
          </table:table-cell>
          <table:table-cell office:value-type="float" office:value="3318.197998" calcext:value-type="float">
            <text:p>3318,19799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.379" calcext:value-type="float">
            <text:p>1,379</text:p>
          </table:table-cell>
          <table:table-cell/>
          <table:table-cell office:value-type="float" office:value="1555" calcext:value-type="float">
            <text:p>1555</text:p>
          </table:table-cell>
          <table:table-cell office:value-type="float" office:value="370.895996" calcext:value-type="float">
            <text:p>370,895996</text:p>
          </table:table-cell>
          <table:table-cell/>
          <table:table-cell office:value-type="float" office:value="3414" calcext:value-type="float">
            <text:p>3414</text:p>
          </table:table-cell>
          <table:table-cell office:value-type="float" office:value="3287.88208" calcext:value-type="float">
            <text:p>3287,88208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2635" calcext:value-type="float">
            <text:p>2635</text:p>
          </table:table-cell>
          <table:table-cell office:value-type="float" office:value="396.612" calcext:value-type="float">
            <text:p>396,612</text:p>
          </table:table-cell>
          <table:table-cell/>
          <table:table-cell office:value-type="float" office:value="3537" calcext:value-type="float">
            <text:p>3537</text:p>
          </table:table-cell>
          <table:table-cell office:value-type="float" office:value="3272.532959" calcext:value-type="float">
            <text:p>3272,532959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.252" calcext:value-type="float">
            <text:p>1,252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387.061005" calcext:value-type="float">
            <text:p>387,061005</text:p>
          </table:table-cell>
          <table:table-cell/>
          <table:table-cell office:value-type="float" office:value="3204" calcext:value-type="float">
            <text:p>3204</text:p>
          </table:table-cell>
          <table:table-cell office:value-type="float" office:value="2917.504883" calcext:value-type="float">
            <text:p>2917,50488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79" calcext:value-type="float">
            <text:p>479</text:p>
          </table:table-cell>
          <table:table-cell office:value-type="float" office:value="385.664001" calcext:value-type="float">
            <text:p>385,664001</text:p>
          </table:table-cell>
          <table:table-cell/>
          <table:table-cell office:value-type="float" office:value="3473" calcext:value-type="float">
            <text:p>3473</text:p>
          </table:table-cell>
          <table:table-cell office:value-type="float" office:value="3345.339111" calcext:value-type="float">
            <text:p>3345,33911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22" calcext:value-type="float">
            <text:p>522</text:p>
          </table:table-cell>
          <table:table-cell office:value-type="float" office:value="338.97699" calcext:value-type="float">
            <text:p>338,97699</text:p>
          </table:table-cell>
          <table:table-cell/>
          <table:table-cell office:value-type="float" office:value="3507" calcext:value-type="float">
            <text:p>3507</text:p>
          </table:table-cell>
          <table:table-cell office:value-type="float" office:value="3280.341064" calcext:value-type="float">
            <text:p>3280,341064</text:p>
          </table:table-cell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592" calcext:value-type="float">
            <text:p>592</text:p>
          </table:table-cell>
          <table:table-cell office:value-type="float" office:value="400.772003" calcext:value-type="float">
            <text:p>400,772003</text:p>
          </table:table-cell>
          <table:table-cell/>
          <table:table-cell office:value-type="float" office:value="3385" calcext:value-type="float">
            <text:p>3385</text:p>
          </table:table-cell>
          <table:table-cell office:value-type="float" office:value="3242.268066" calcext:value-type="float">
            <text:p>3242,268066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float" office:value="428.894012" calcext:value-type="float">
            <text:p>428,894012</text:p>
          </table:table-cell>
          <table:table-cell/>
          <table:table-cell office:value-type="float" office:value="3513" calcext:value-type="float">
            <text:p>3513</text:p>
          </table:table-cell>
          <table:table-cell office:value-type="float" office:value="3356.100098" calcext:value-type="float">
            <text:p>3356,100098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10" calcext:value-type="float">
            <text:p>510</text:p>
          </table:table-cell>
          <table:table-cell office:value-type="float" office:value="390.264008" calcext:value-type="float">
            <text:p>390,264008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023.655029" calcext:value-type="float">
            <text:p>3023,655029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19" calcext:value-type="float">
            <text:p>0,019</text:p>
          </table:table-cell>
          <table:table-cell table:number-columns-repeated="4"/>
          <table:table-cell office:value-type="float" office:value="602" calcext:value-type="float">
            <text:p>602</text:p>
          </table:table-cell>
          <table:table-cell office:value-type="float" office:value="377.132996" calcext:value-type="float">
            <text:p>377,132996</text:p>
          </table:table-cell>
          <table:table-cell/>
          <table:table-cell office:value-type="float" office:value="3076" calcext:value-type="float">
            <text:p>3076</text:p>
          </table:table-cell>
          <table:table-cell office:value-type="float" office:value="2917.537109" calcext:value-type="float">
            <text:p>2917,537109</text:p>
          </table:table-cell>
          <table:table-cell table:number-columns-repeated="6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88" calcext:value-type="float">
            <text:p>588</text:p>
          </table:table-cell>
          <table:table-cell office:value-type="float" office:value="394.510986" calcext:value-type="float">
            <text:p>394,51098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446" calcext:value-type="float">
            <text:p>446</text:p>
          </table:table-cell>
          <table:table-cell office:value-type="float" office:value="392.382996" calcext:value-type="float">
            <text:p>392,382996</text:p>
          </table:table-cell>
          <table:table-cell table:number-columns-repeated="9"/>
        </table:table-row>
      </table:table>
      <table:table table:name="GO-1024MB" table:style-name="ta1">
        <table:table-column table:style-name="co1" table:number-columns-repeated="17" table:default-cell-style-name="Default"/>
        <table:table-row table:style-name="ro1">
          <table:table-cell table:formula="of:=MIN(['GO-1024MB'.B5:.B55])" office:value-type="float" office:value="0.015" calcext:value-type="float">
            <text:p>0,015</text:p>
          </table:table-cell>
          <table:table-cell table:formula="of:=MAX(['GO-1024MB'.B5:.B55])" office:value-type="float" office:value="0.027" calcext:value-type="float">
            <text:p>0,027</text:p>
          </table:table-cell>
          <table:table-cell/>
          <table:table-cell table:formula="of:=MIN(['GO-1024MB'.B5:.B50])" office:value-type="float" office:value="0.015" calcext:value-type="float">
            <text:p>0,015</text:p>
          </table:table-cell>
          <table:table-cell table:formula="of:=MAX(['GO-1024MB'.E4:.E49])" office:value-type="float" office:value="3.805" calcext:value-type="float">
            <text:p>3,805</text:p>
          </table:table-cell>
          <table:table-cell/>
          <table:table-cell table:formula="of:=MIN(['GO-1024MB'.E5:.E55])" office:value-type="float" office:value="1.186" calcext:value-type="float">
            <text:p>1,186</text:p>
          </table:table-cell>
          <table:table-cell table:formula="of:=MAX(['GO-1024MB'.E5:.E55])" office:value-type="float" office:value="3.805" calcext:value-type="float">
            <text:p>3,805</text:p>
          </table:table-cell>
          <table:table-cell/>
          <table:table-cell table:formula="of:=MIN(['GO-1024MB'.K5:.K55])" office:value-type="float" office:value="1477.771973" calcext:value-type="float">
            <text:p>1477,771973</text:p>
          </table:table-cell>
          <table:table-cell table:formula="of:=MAX(['GO-1024MB'.K5:.K55])" office:value-type="float" office:value="2557.566895" calcext:value-type="float">
            <text:p>2557,566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6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.797" calcext:value-type="float">
            <text:p>1,79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94.778" calcext:value-type="float">
            <text:p>194,778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1959.098999" calcext:value-type="float">
            <text:p>1959,098999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252" calcext:value-type="float">
            <text:p>1,25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85.084" calcext:value-type="float">
            <text:p>185,084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1520.035034" calcext:value-type="float">
            <text:p>1520,03503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1024MB'.B5:.B55])" office:value-type="float" office:value="0.0196470588235294" calcext:value-type="float">
            <text:p>0,0196470588</text:p>
          </table:table-cell>
          <table:table-cell table:formula="of:=STDEV(['GO-1024MB'.B5:.B55])" office:value-type="float" office:value="0.00247243628360178" calcext:value-type="float">
            <text:p>0,002472436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18" calcext:value-type="float">
            <text:p>1,418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91.488007" calcext:value-type="float">
            <text:p>191,48800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1531.969971" calcext:value-type="float">
            <text:p>1531,969971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1024MB'.E5:.E48])" office:value-type="float" office:value="1.53395454545455" calcext:value-type="float">
            <text:p>1,5339545455</text:p>
          </table:table-cell>
          <table:table-cell table:formula="of:=STDEV(['GO-1024MB'.E5:.E48])" office:value-type="float" office:value="0.464812237888038" calcext:value-type="float">
            <text:p>0,464812237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481" calcext:value-type="float">
            <text:p>1,48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88.380997" calcext:value-type="float">
            <text:p>188,380997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1493.812988" calcext:value-type="float">
            <text:p>1493,812988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1024MB'.H5:.H55])" office:value-type="float" office:value="212.201333431373" calcext:value-type="float">
            <text:p>212,2013334314</text:p>
          </table:table-cell>
          <table:table-cell table:formula="of:=STDEV(['GO-1024MB'.H5:.H55])" office:value-type="float" office:value="34.8537839109406" calcext:value-type="float">
            <text:p>34,853783910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07.871002" calcext:value-type="float">
            <text:p>207,871002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631.650024" calcext:value-type="float">
            <text:p>1631,650024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1024MB'.K5:.K55])" office:value-type="float" office:value="1677.45557113725" calcext:value-type="float">
            <text:p>1677,4555711373</text:p>
          </table:table-cell>
          <table:table-cell table:formula="of:=STDEV(['GO-1024MB'.K5:.K55])" office:value-type="float" office:value="212.609636738633" calcext:value-type="float">
            <text:p>212,609636738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554" calcext:value-type="float">
            <text:p>1,55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90.401993" calcext:value-type="float">
            <text:p>190,401993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float" office:value="1519.847046" calcext:value-type="float">
            <text:p>1519,84704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3.391006" calcext:value-type="float">
            <text:p>183,391006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1522.535034" calcext:value-type="float">
            <text:p>1522,535034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748" calcext:value-type="float">
            <text:p>1,74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88.184006" calcext:value-type="float">
            <text:p>188,184006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float" office:value="1579.259033" calcext:value-type="float">
            <text:p>1579,259033</text:p>
          </table:table-cell>
          <table:table-cell table:number-columns-repeated="2"/>
          <table:table-cell office:value-type="float" office:value="0.01964" calcext:value-type="float">
            <text:p>0,01964</text:p>
          </table:table-cell>
          <table:table-cell office:value-type="float" office:value="1.5339" calcext:value-type="float">
            <text:p>1,5339</text:p>
          </table:table-cell>
          <table:table-cell office:value-type="float" office:value="212.2013" calcext:value-type="float">
            <text:p>212,2013</text:p>
          </table:table-cell>
          <table:table-cell office:value-type="float" office:value="1677.4555" calcext:value-type="float">
            <text:p>1677,45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489" calcext:value-type="float">
            <text:p>1,489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207.546997" calcext:value-type="float">
            <text:p>207,546997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1502.312988" calcext:value-type="float">
            <text:p>1502,31298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189" calcext:value-type="float">
            <text:p>1,189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199.102997" calcext:value-type="float">
            <text:p>199,102997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520.686035" calcext:value-type="float">
            <text:p>1520,68603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12.177994" calcext:value-type="float">
            <text:p>212,177994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1501.884033" calcext:value-type="float">
            <text:p>1501,88403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211.033005" calcext:value-type="float">
            <text:p>211,03300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525.828979" calcext:value-type="float">
            <text:p>1525,82897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186" calcext:value-type="float">
            <text:p>1,186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11.826996" calcext:value-type="float">
            <text:p>211,826996</text:p>
          </table:table-cell>
          <table:table-cell/>
          <table:table-cell office:value-type="float" office:value="3014" calcext:value-type="float">
            <text:p>3014</text:p>
          </table:table-cell>
          <table:table-cell office:value-type="float" office:value="1641.58606" calcext:value-type="float">
            <text:p>1641,5860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523" calcext:value-type="float">
            <text:p>1,52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95.830994" calcext:value-type="float">
            <text:p>195,830994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1748.68103" calcext:value-type="float">
            <text:p>1748,6810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02" calcext:value-type="float">
            <text:p>1,302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203.938995" calcext:value-type="float">
            <text:p>203,938995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float" office:value="1488.857056" calcext:value-type="float">
            <text:p>1488,85705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87.813995" calcext:value-type="float">
            <text:p>187,813995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1583.293945" calcext:value-type="float">
            <text:p>1583,29394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269" calcext:value-type="float">
            <text:p>1,269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91.945007" calcext:value-type="float">
            <text:p>191,9450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1701.444946" calcext:value-type="float">
            <text:p>1701,44494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66" calcext:value-type="float">
            <text:p>1,26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86.531006" calcext:value-type="float">
            <text:p>186,531006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1531.215942" calcext:value-type="float">
            <text:p>1531,21594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712" calcext:value-type="float">
            <text:p>1,71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07.255005" calcext:value-type="float">
            <text:p>207,255005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1528.703003" calcext:value-type="float">
            <text:p>1528,703003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672" calcext:value-type="float">
            <text:p>1,672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98.528" calcext:value-type="float">
            <text:p>198,528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1536.682983" calcext:value-type="float">
            <text:p>1536,682983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35" calcext:value-type="float">
            <text:p>1,23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86.595993" calcext:value-type="float">
            <text:p>186,595993</text:p>
          </table:table-cell>
          <table:table-cell/>
          <table:table-cell office:value-type="float" office:value="1582" calcext:value-type="float">
            <text:p>1582</text:p>
          </table:table-cell>
          <table:table-cell office:value-type="float" office:value="1536.437988" calcext:value-type="float">
            <text:p>1536,43798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609" calcext:value-type="float">
            <text:p>1,60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8.819" calcext:value-type="float">
            <text:p>188,819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1541.577026" calcext:value-type="float">
            <text:p>1541,577026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03.541" calcext:value-type="float">
            <text:p>203,541</text:p>
          </table:table-cell>
          <table:table-cell/>
          <table:table-cell office:value-type="float" office:value="1826" calcext:value-type="float">
            <text:p>1826</text:p>
          </table:table-cell>
          <table:table-cell office:value-type="float" office:value="1532.534058" calcext:value-type="float">
            <text:p>1532,53405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529" calcext:value-type="float">
            <text:p>1,529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430.910004" calcext:value-type="float">
            <text:p>430,910004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float" office:value="1552.282959" calcext:value-type="float">
            <text:p>1552,28295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827" calcext:value-type="float">
            <text:p>1,827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28.815994" calcext:value-type="float">
            <text:p>228,815994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506.911011" calcext:value-type="float">
            <text:p>1506,911011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26" calcext:value-type="float">
            <text:p>1,326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21.393005" calcext:value-type="float">
            <text:p>221,393005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546.234009" calcext:value-type="float">
            <text:p>1546,23400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339" calcext:value-type="float">
            <text:p>1,339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21.697006" calcext:value-type="float">
            <text:p>221,697006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549.847046" calcext:value-type="float">
            <text:p>1549,84704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533" calcext:value-type="float">
            <text:p>1,533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216.977005" calcext:value-type="float">
            <text:p>216,977005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1573.959961" calcext:value-type="float">
            <text:p>1573,95996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805" calcext:value-type="float">
            <text:p>3,80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19.505005" calcext:value-type="float">
            <text:p>219,505005</text:p>
          </table:table-cell>
          <table:table-cell/>
          <table:table-cell office:value-type="float" office:value="3095" calcext:value-type="float">
            <text:p>3095</text:p>
          </table:table-cell>
          <table:table-cell office:value-type="float" office:value="1539.23999" calcext:value-type="float">
            <text:p>1539,2399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466" calcext:value-type="float">
            <text:p>1,466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28.082001" calcext:value-type="float">
            <text:p>228,082001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float" office:value="1549.76001" calcext:value-type="float">
            <text:p>1549,7600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39" calcext:value-type="float">
            <text:p>1,3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7.576004" calcext:value-type="float">
            <text:p>207,576004</text:p>
          </table:table-cell>
          <table:table-cell/>
          <table:table-cell office:value-type="float" office:value="2331" calcext:value-type="float">
            <text:p>2331</text:p>
          </table:table-cell>
          <table:table-cell office:value-type="float" office:value="2033.199951" calcext:value-type="float">
            <text:p>2033,19995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457" calcext:value-type="float">
            <text:p>1,457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200.113998" calcext:value-type="float">
            <text:p>200,113998</text:p>
          </table:table-cell>
          <table:table-cell/>
          <table:table-cell office:value-type="float" office:value="3778" calcext:value-type="float">
            <text:p>3778</text:p>
          </table:table-cell>
          <table:table-cell office:value-type="float" office:value="1577.060059" calcext:value-type="float">
            <text:p>1577,06005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37" calcext:value-type="float">
            <text:p>1,237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98.136993" calcext:value-type="float">
            <text:p>198,136993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893.332031" calcext:value-type="float">
            <text:p>1893,33203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377" calcext:value-type="float">
            <text:p>1,37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25.048004" calcext:value-type="float">
            <text:p>225,048004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880.822021" calcext:value-type="float">
            <text:p>1880,82202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20.817001" calcext:value-type="float">
            <text:p>220,817001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1899.359985" calcext:value-type="float">
            <text:p>1899,35998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.994" calcext:value-type="float">
            <text:p>1,994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32.011993" calcext:value-type="float">
            <text:p>232,011993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1864.397949" calcext:value-type="float">
            <text:p>1864,39794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338" calcext:value-type="float">
            <text:p>1,33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35.052994" calcext:value-type="float">
            <text:p>235,052994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1883.353027" calcext:value-type="float">
            <text:p>1883,35302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292" calcext:value-type="float">
            <text:p>1,292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00.113007" calcext:value-type="float">
            <text:p>200,113007</text:p>
          </table:table-cell>
          <table:table-cell/>
          <table:table-cell office:value-type="float" office:value="2690" calcext:value-type="float">
            <text:p>2690</text:p>
          </table:table-cell>
          <table:table-cell office:value-type="float" office:value="1910.697021" calcext:value-type="float">
            <text:p>1910,69702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299" calcext:value-type="float">
            <text:p>1,299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233.869003" calcext:value-type="float">
            <text:p>233,869003</text:p>
          </table:table-cell>
          <table:table-cell/>
          <table:table-cell office:value-type="float" office:value="2220" calcext:value-type="float">
            <text:p>2220</text:p>
          </table:table-cell>
          <table:table-cell office:value-type="float" office:value="1893.31604" calcext:value-type="float">
            <text:p>1893,3160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.363" calcext:value-type="float">
            <text:p>1,363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201.022003" calcext:value-type="float">
            <text:p>201,022003</text:p>
          </table:table-cell>
          <table:table-cell/>
          <table:table-cell office:value-type="float" office:value="2425" calcext:value-type="float">
            <text:p>2425</text:p>
          </table:table-cell>
          <table:table-cell office:value-type="float" office:value="1644.307007" calcext:value-type="float">
            <text:p>1644,30700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230.979996" calcext:value-type="float">
            <text:p>230,979996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884.639038" calcext:value-type="float">
            <text:p>1884,639038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536" calcext:value-type="float">
            <text:p>1,53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24.667999" calcext:value-type="float">
            <text:p>224,667999</text:p>
          </table:table-cell>
          <table:table-cell/>
          <table:table-cell office:value-type="float" office:value="1917" calcext:value-type="float">
            <text:p>1917</text:p>
          </table:table-cell>
          <table:table-cell office:value-type="float" office:value="1865.088013" calcext:value-type="float">
            <text:p>1865,08801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.369" calcext:value-type="float">
            <text:p>1,36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6.830002" calcext:value-type="float">
            <text:p>196,830002</text:p>
          </table:table-cell>
          <table:table-cell/>
          <table:table-cell office:value-type="float" office:value="1963" calcext:value-type="float">
            <text:p>1963</text:p>
          </table:table-cell>
          <table:table-cell office:value-type="float" office:value="1911.682007" calcext:value-type="float">
            <text:p>1911,68200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.095" calcext:value-type="float">
            <text:p>3,09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15.235992" calcext:value-type="float">
            <text:p>215,235992</text:p>
          </table:table-cell>
          <table:table-cell/>
          <table:table-cell office:value-type="float" office:value="3175" calcext:value-type="float">
            <text:p>3175</text:p>
          </table:table-cell>
          <table:table-cell office:value-type="float" office:value="1477.771973" calcext:value-type="float">
            <text:p>1477,77197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52" calcext:value-type="float">
            <text:p>1,5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20.572006" calcext:value-type="float">
            <text:p>220,572006</text:p>
          </table:table-cell>
          <table:table-cell/>
          <table:table-cell office:value-type="float" office:value="2206" calcext:value-type="float">
            <text:p>2206</text:p>
          </table:table-cell>
          <table:table-cell office:value-type="float" office:value="1881.375" calcext:value-type="float">
            <text:p>1881,3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454" calcext:value-type="float">
            <text:p>1,454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34.613998" calcext:value-type="float">
            <text:p>234,613998</text:p>
          </table:table-cell>
          <table:table-cell/>
          <table:table-cell office:value-type="float" office:value="1947" calcext:value-type="float">
            <text:p>1947</text:p>
          </table:table-cell>
          <table:table-cell office:value-type="float" office:value="1881.245972" calcext:value-type="float">
            <text:p>1881,24597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239" calcext:value-type="float">
            <text:p>1,23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24.339005" calcext:value-type="float">
            <text:p>224,339005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float" office:value="1491.094971" calcext:value-type="float">
            <text:p>1491,09497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382" calcext:value-type="float">
            <text:p>1,382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224.496994" calcext:value-type="float">
            <text:p>224,496994</text:p>
          </table:table-cell>
          <table:table-cell/>
          <table:table-cell office:value-type="float" office:value="3705" calcext:value-type="float">
            <text:p>3705</text:p>
          </table:table-cell>
          <table:table-cell office:value-type="float" office:value="2557.566895" calcext:value-type="float">
            <text:p>2557,56689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35" calcext:value-type="float">
            <text:p>1,335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210.587006" calcext:value-type="float">
            <text:p>210,587006</text:p>
          </table:table-cell>
          <table:table-cell/>
          <table:table-cell office:value-type="float" office:value="2045" calcext:value-type="float">
            <text:p>2045</text:p>
          </table:table-cell>
          <table:table-cell office:value-type="float" office:value="1977.453003" calcext:value-type="float">
            <text:p>1977,45300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294" calcext:value-type="float">
            <text:p>1,29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09.259995" calcext:value-type="float">
            <text:p>209,259995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1538.142944" calcext:value-type="float">
            <text:p>1538,14294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7.477997" calcext:value-type="float">
            <text:p>187,477997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float" office:value="1606.160034" calcext:value-type="float">
            <text:p>1606,160034</text:p>
          </table:table-cell>
          <table:table-cell table:number-columns-repeated="6"/>
        </table:table-row>
      </table:table>
      <table:table table:name="GO-2048MB" table:style-name="ta1">
        <table:table-column table:style-name="co1" table:number-columns-repeated="17" table:default-cell-style-name="Default"/>
        <table:table-row table:style-name="ro1">
          <table:table-cell table:formula="of:=MIN(['GO-2048MB'.B5:.B55])" office:value-type="float" office:value="0.016" calcext:value-type="float">
            <text:p>0,016</text:p>
          </table:table-cell>
          <table:table-cell table:formula="of:=MAX(['GO-2048MB'.B5:.B55])" office:value-type="float" office:value="0.032" calcext:value-type="float">
            <text:p>0,032</text:p>
          </table:table-cell>
          <table:table-cell/>
          <table:table-cell table:formula="of:=MIN(['GO-2048MB'.E5:.E50])" office:value-type="float" office:value="1.261" calcext:value-type="float">
            <text:p>1,261</text:p>
          </table:table-cell>
          <table:table-cell table:formula="of:=MAX(['GO-2048MB'.E4:.E49])" office:value-type="float" office:value="4.501" calcext:value-type="float">
            <text:p>4,501</text:p>
          </table:table-cell>
          <table:table-cell/>
          <table:table-cell table:formula="of:=MIN(['GO-2048MB'.H5:.H55])" office:value-type="float" office:value="180.787003" calcext:value-type="float">
            <text:p>180,787003</text:p>
          </table:table-cell>
          <table:table-cell table:formula="of:=MAX(['GO-2048MB'.H5:.H55])" office:value-type="float" office:value="199.949005" calcext:value-type="float">
            <text:p>199,949005</text:p>
          </table:table-cell>
          <table:table-cell/>
          <table:table-cell table:formula="of:=MIN(['GO-2048MB'.K5:.K55])" office:value-type="float" office:value="1299.14502" calcext:value-type="float">
            <text:p>1299,14502</text:p>
          </table:table-cell>
          <table:table-cell table:formula="of:=MAX(['GO-2048MB'.K5:.K55])" office:value-type="float" office:value="1956.01001" calcext:value-type="float">
            <text:p>1956,01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6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280" calcext:value-type="float">
            <text:p>5280</text:p>
          </table:table-cell>
          <table:table-cell office:value-type="float" office:value="1.52" calcext:value-type="float">
            <text:p>1,52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89.436005" calcext:value-type="float">
            <text:p>189,436005</text:p>
          </table:table-cell>
          <table:table-cell/>
          <table:table-cell office:value-type="float" office:value="2447" calcext:value-type="float">
            <text:p>2447</text:p>
          </table:table-cell>
          <table:table-cell office:value-type="float" office:value="1430.623047" calcext:value-type="float">
            <text:p>1430,62304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.812" calcext:value-type="float">
            <text:p>1,812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83.296005" calcext:value-type="float">
            <text:p>183,296005</text:p>
          </table:table-cell>
          <table:table-cell/>
          <table:table-cell office:value-type="float" office:value="2256" calcext:value-type="float">
            <text:p>2256</text:p>
          </table:table-cell>
          <table:table-cell office:value-type="float" office:value="1385.45105" calcext:value-type="float">
            <text:p>1385,451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2048MB'.B5:.B55])" office:value-type="float" office:value="0.0206470588235294" calcext:value-type="float">
            <text:p>0,0206470588</text:p>
          </table:table-cell>
          <table:table-cell table:formula="of:=STDEV(['GO-2048MB'.B5:.B55])" office:value-type="float" office:value="0.00336941258626345" calcext:value-type="float">
            <text:p>0,003369412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427" calcext:value-type="float">
            <text:p>1,427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191.822998" calcext:value-type="float">
            <text:p>191,822998</text:p>
          </table:table-cell>
          <table:table-cell/>
          <table:table-cell office:value-type="float" office:value="2599" calcext:value-type="float">
            <text:p>2599</text:p>
          </table:table-cell>
          <table:table-cell office:value-type="float" office:value="1409.72998" calcext:value-type="float">
            <text:p>1409,72998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2048MB'.E5:.E48])" office:value-type="float" office:value="1.79713636363636" calcext:value-type="float">
            <text:p>1,7971363636</text:p>
          </table:table-cell>
          <table:table-cell table:formula="of:=STDEV(['GO-2048MB'.E5:.E48])" office:value-type="float" office:value="0.605615988195954" calcext:value-type="float">
            <text:p>0,605615988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84.876999" calcext:value-type="float">
            <text:p>184,876999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414.942017" calcext:value-type="float">
            <text:p>1414,942017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2048MB'.H5:.H55])" office:value-type="float" office:value="188.880235901961" calcext:value-type="float">
            <text:p>188,880235902</text:p>
          </table:table-cell>
          <table:table-cell table:formula="of:=STDEV(['GO-2048MB'.H5:.H55])" office:value-type="float" office:value="4.09909398424261" calcext:value-type="float">
            <text:p>4,099093984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99.949005" calcext:value-type="float">
            <text:p>199,949005</text:p>
          </table:table-cell>
          <table:table-cell/>
          <table:table-cell office:value-type="float" office:value="1772" calcext:value-type="float">
            <text:p>1772</text:p>
          </table:table-cell>
          <table:table-cell office:value-type="float" office:value="1398.656982" calcext:value-type="float">
            <text:p>1398,656982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2048MB'.K5:.K55])" office:value-type="float" office:value="1434.6188677451" calcext:value-type="float">
            <text:p>1434,6188677451</text:p>
          </table:table-cell>
          <table:table-cell table:formula="of:=STDEV(['GO-2048MB'.K5:.K55])" office:value-type="float" office:value="121.688103711333" calcext:value-type="float">
            <text:p>121,688103711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85.404007" calcext:value-type="float">
            <text:p>185,404007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1423.004028" calcext:value-type="float">
            <text:p>1423,004028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83.229996" calcext:value-type="float">
            <text:p>183,229996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427.795044" calcext:value-type="float">
            <text:p>1427,795044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23" calcext:value-type="float">
            <text:p>1,423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88.052994" calcext:value-type="float">
            <text:p>188,052994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1428.859985" calcext:value-type="float">
            <text:p>1428,859985</text:p>
          </table:table-cell>
          <table:table-cell table:number-columns-repeated="2"/>
          <table:table-cell office:value-type="float" office:value="0.02064" calcext:value-type="float">
            <text:p>0,02064</text:p>
          </table:table-cell>
          <table:table-cell office:value-type="float" office:value="1.7971" calcext:value-type="float">
            <text:p>1,7971</text:p>
          </table:table-cell>
          <table:table-cell office:value-type="float" office:value="188.88" calcext:value-type="float">
            <text:p>188,88</text:p>
          </table:table-cell>
          <table:table-cell office:value-type="float" office:value="1434.6188" calcext:value-type="float">
            <text:p>1434,61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485" calcext:value-type="float">
            <text:p>1,48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95.384003" calcext:value-type="float">
            <text:p>195,384003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1405.209961" calcext:value-type="float">
            <text:p>1405,20996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102" calcext:value-type="float">
            <text:p>2,102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80.787003" calcext:value-type="float">
            <text:p>180,787003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float" office:value="1490.46106" calcext:value-type="float">
            <text:p>1490,4610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72" calcext:value-type="float">
            <text:p>1,7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81.699005" calcext:value-type="float">
            <text:p>181,699005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590.322021" calcext:value-type="float">
            <text:p>1590,32202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88.291" calcext:value-type="float">
            <text:p>188,291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513.246948" calcext:value-type="float">
            <text:p>1513,24694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554" calcext:value-type="float">
            <text:p>1,554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86.388" calcext:value-type="float">
            <text:p>186,388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float" office:value="1512.097046" calcext:value-type="float">
            <text:p>1512,09704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.961" calcext:value-type="float">
            <text:p>1,96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84.167999" calcext:value-type="float">
            <text:p>184,167999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1489.035034" calcext:value-type="float">
            <text:p>1489,035034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.42" calcext:value-type="float">
            <text:p>2,4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88.020996" calcext:value-type="float">
            <text:p>188,020996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1489.307983" calcext:value-type="float">
            <text:p>1489,30798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261" calcext:value-type="float">
            <text:p>1,26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93.658997" calcext:value-type="float">
            <text:p>193,658997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1441.628052" calcext:value-type="float">
            <text:p>1441,628052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283" calcext:value-type="float">
            <text:p>1,283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86.761993" calcext:value-type="float">
            <text:p>186,761993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1348.067993" calcext:value-type="float">
            <text:p>1348,067993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.501" calcext:value-type="float">
            <text:p>4,501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87.397003" calcext:value-type="float">
            <text:p>187,397003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358.744995" calcext:value-type="float">
            <text:p>1358,744995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181.671005" calcext:value-type="float">
            <text:p>181,671005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float" office:value="1377.241943" calcext:value-type="float">
            <text:p>1377,241943</text:p>
          </table:table-cell>
          <table:table-cell table:number-columns-repeated="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155" calcext:value-type="float">
            <text:p>2,155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92.123993" calcext:value-type="float">
            <text:p>192,123993</text:p>
          </table:table-cell>
          <table:table-cell/>
          <table:table-cell office:value-type="float" office:value="2835" calcext:value-type="float">
            <text:p>2835</text:p>
          </table:table-cell>
          <table:table-cell office:value-type="float" office:value="1345.503052" calcext:value-type="float">
            <text:p>1345,503052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712" calcext:value-type="float">
            <text:p>1,71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89.046005" calcext:value-type="float">
            <text:p>189,046005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1376.212036" calcext:value-type="float">
            <text:p>1376,21203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663" calcext:value-type="float">
            <text:p>1,66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86.251007" calcext:value-type="float">
            <text:p>186,251007</text:p>
          </table:table-cell>
          <table:table-cell/>
          <table:table-cell office:value-type="float" office:value="3941" calcext:value-type="float">
            <text:p>3941</text:p>
          </table:table-cell>
          <table:table-cell office:value-type="float" office:value="1352.703003" calcext:value-type="float">
            <text:p>1352,70300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88.537003" calcext:value-type="float">
            <text:p>188,537003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1383.503052" calcext:value-type="float">
            <text:p>1383,50305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403" calcext:value-type="float">
            <text:p>1,40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0.983002" calcext:value-type="float">
            <text:p>190,983002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1376.176025" calcext:value-type="float">
            <text:p>1376,17602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.559" calcext:value-type="float">
            <text:p>1,559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88.035004" calcext:value-type="float">
            <text:p>188,03500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67.172974" calcext:value-type="float">
            <text:p>1367,172974</text:p>
          </table:table-cell>
          <table:table-cell table:number-columns-repeated="6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629" calcext:value-type="float">
            <text:p>1,62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89.865997" calcext:value-type="float">
            <text:p>189,865997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372.647949" calcext:value-type="float">
            <text:p>1372,64794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.753" calcext:value-type="float">
            <text:p>1,753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94.455002" calcext:value-type="float">
            <text:p>194,455002</text:p>
          </table:table-cell>
          <table:table-cell/>
          <table:table-cell office:value-type="float" office:value="2198" calcext:value-type="float">
            <text:p>2198</text:p>
          </table:table-cell>
          <table:table-cell office:value-type="float" office:value="1387.110962" calcext:value-type="float">
            <text:p>1387,110962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.704" calcext:value-type="float">
            <text:p>2,70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85.356003" calcext:value-type="float">
            <text:p>185,356003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1355.115967" calcext:value-type="float">
            <text:p>1355,115967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.475" calcext:value-type="float">
            <text:p>1,475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93.477005" calcext:value-type="float">
            <text:p>193,477005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float" office:value="1379.536011" calcext:value-type="float">
            <text:p>1379,53601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.684" calcext:value-type="float">
            <text:p>1,684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87.798004" calcext:value-type="float">
            <text:p>187,798004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364.39502" calcext:value-type="float">
            <text:p>1364,39502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527" calcext:value-type="float">
            <text:p>1,52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86.175003" calcext:value-type="float">
            <text:p>186,175003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766.868042" calcext:value-type="float">
            <text:p>1766,86804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635" calcext:value-type="float">
            <text:p>1,635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89.011002" calcext:value-type="float">
            <text:p>189,011002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1851.270996" calcext:value-type="float">
            <text:p>1851,27099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493" calcext:value-type="float">
            <text:p>1,493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186.134995" calcext:value-type="float">
            <text:p>186,134995</text:p>
          </table:table-cell>
          <table:table-cell/>
          <table:table-cell office:value-type="float" office:value="2174" calcext:value-type="float">
            <text:p>2174</text:p>
          </table:table-cell>
          <table:table-cell office:value-type="float" office:value="1956.01001" calcext:value-type="float">
            <text:p>1956,0100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593" calcext:value-type="float">
            <text:p>1,593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88.682999" calcext:value-type="float">
            <text:p>188,682999</text:p>
          </table:table-cell>
          <table:table-cell/>
          <table:table-cell office:value-type="float" office:value="1551" calcext:value-type="float">
            <text:p>1551</text:p>
          </table:table-cell>
          <table:table-cell office:value-type="float" office:value="1479.772949" calcext:value-type="float">
            <text:p>1479,77294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89.675003" calcext:value-type="float">
            <text:p>189,675003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413.468994" calcext:value-type="float">
            <text:p>1413,46899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.238" calcext:value-type="float">
            <text:p>3,23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3.039993" calcext:value-type="float">
            <text:p>193,039993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1379.147949" calcext:value-type="float">
            <text:p>1379,14794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532" calcext:value-type="float">
            <text:p>1,532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float" office:value="191.600998" calcext:value-type="float">
            <text:p>191,600998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385.212036" calcext:value-type="float">
            <text:p>1385,21203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586" calcext:value-type="float">
            <text:p>1,58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7.798004" calcext:value-type="float">
            <text:p>197,798004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float" office:value="1393.031982" calcext:value-type="float">
            <text:p>1393,03198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548" calcext:value-type="float">
            <text:p>1,54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88.052002" calcext:value-type="float">
            <text:p>188,052002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1562.112061" calcext:value-type="float">
            <text:p>1562,112061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.635" calcext:value-type="float">
            <text:p>1,635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89.875" calcext:value-type="float">
            <text:p>189,875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09.165039" calcext:value-type="float">
            <text:p>1409,16503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2.846" calcext:value-type="float">
            <text:p>2,84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87.681" calcext:value-type="float">
            <text:p>187,681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380.649048" calcext:value-type="float">
            <text:p>1380,64904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.82" calcext:value-type="float">
            <text:p>2,8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92.492996" calcext:value-type="float">
            <text:p>192,492996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392.724976" calcext:value-type="float">
            <text:p>1392,724976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.785" calcext:value-type="float">
            <text:p>1,78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91.278" calcext:value-type="float">
            <text:p>191,278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1299.14502" calcext:value-type="float">
            <text:p>1299,14502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.783" calcext:value-type="float">
            <text:p>1,78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87.675003" calcext:value-type="float">
            <text:p>187,675003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383.678955" calcext:value-type="float">
            <text:p>1383,67895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3.128" calcext:value-type="float">
            <text:p>3,12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90.662003" calcext:value-type="float">
            <text:p>190,662003</text:p>
          </table:table-cell>
          <table:table-cell/>
          <table:table-cell office:value-type="float" office:value="1491" calcext:value-type="float">
            <text:p>1491</text:p>
          </table:table-cell>
          <table:table-cell office:value-type="float" office:value="1404.592041" calcext:value-type="float">
            <text:p>1404,59204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903" calcext:value-type="float">
            <text:p>1,903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192.992996" calcext:value-type="float">
            <text:p>192,992996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float" office:value="1379.88501" calcext:value-type="float">
            <text:p>1379,8850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86.003006" calcext:value-type="float">
            <text:p>186,003006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81.704956" calcext:value-type="float">
            <text:p>1381,704956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3.36" calcext:value-type="float">
            <text:p>3,3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6.281998" calcext:value-type="float">
            <text:p>196,281998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382.368042" calcext:value-type="float">
            <text:p>1382,36804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683" calcext:value-type="float">
            <text:p>1,683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191.007996" calcext:value-type="float">
            <text:p>191,007996</text:p>
          </table:table-cell>
          <table:table-cell/>
          <table:table-cell office:value-type="float" office:value="1462" calcext:value-type="float">
            <text:p>1462</text:p>
          </table:table-cell>
          <table:table-cell office:value-type="float" office:value="1388.194946" calcext:value-type="float">
            <text:p>1388,19494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7" calcext:value-type="float">
            <text:p>0,017</text:p>
          </table:table-cell>
          <table:table-cell table:number-columns-repeated="4"/>
          <table:table-cell office:value-type="float" office:value="522" calcext:value-type="float">
            <text:p>522</text:p>
          </table:table-cell>
          <table:table-cell office:value-type="float" office:value="185.442993" calcext:value-type="float">
            <text:p>185,442993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392.140991" calcext:value-type="float">
            <text:p>1392,140991</text:p>
          </table:table-cell>
          <table:table-cell table:number-columns-repeated="6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 office:value-type="float" office:value="185.106003" calcext:value-type="float">
            <text:p>185,106003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float" office:value="1389.916992" calcext:value-type="float">
            <text:p>1389,916992</text:p>
          </table:table-cell>
          <table:table-cell table:number-columns-repeated="6"/>
        </table:table-row>
      </table:table>
      <table:table table:name="F1-MICRO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2393" calcext:value-type="float">
            <text:p>2393</text:p>
          </table:table-cell>
          <table:table-cell office:value-type="float" office:value="300.190002" calcext:value-type="float">
            <text:p>300,190002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72.278" calcext:value-type="float">
            <text:p>172,27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F1-MICRO'.B4:.B54])" office:value-type="float" office:value="0.0221372549019608" calcext:value-type="float">
            <text:p>0,0221372549</text:p>
          </table:table-cell>
          <table:table-cell table:formula="of:=STDEV(['F1-MICRO'.B4:.B54])" office:value-type="float" office:value="0.0132846070440087" calcext:value-type="float">
            <text:p>0,01328460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173.337006" calcext:value-type="float">
            <text:p>173,33700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F1-MICRO'.E4:.E54])" office:value-type="float" office:value="1.43307843137255" calcext:value-type="float">
            <text:p>1,4330784314</text:p>
          </table:table-cell>
          <table:table-cell table:formula="of:=STDEV(['F1-MICRO'.E4:.E54])" office:value-type="float" office:value="0.0904985841076544" calcext:value-type="float">
            <text:p>0,09049858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221.841003" calcext:value-type="float">
            <text:p>221,84100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F1-MICRO'.H4:.H54])" office:value-type="float" office:value="193.385431392157" calcext:value-type="float">
            <text:p>193,3854313922</text:p>
          </table:table-cell>
          <table:table-cell table:formula="of:=STDEV(['F1-MICRO'.H4:.H54])" office:value-type="float" office:value="49.6761606755345" calcext:value-type="float">
            <text:p>49,67616067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72.636002" calcext:value-type="float">
            <text:p>172,636002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71.356995" calcext:value-type="float">
            <text:p>171,35699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723" calcext:value-type="float">
            <text:p>1,72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71.501007" calcext:value-type="float">
            <text:p>171,50100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.456" calcext:value-type="float">
            <text:p>1,456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71.003998" calcext:value-type="float">
            <text:p>171,003998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71.960999" calcext:value-type="float">
            <text:p>171,960999</text:p>
          </table:table-cell>
          <table:table-cell table:number-columns-repeated="2"/>
          <table:table-cell office:value-type="float" office:value="0.0221373" calcext:value-type="float">
            <text:p>0,0221373</text:p>
          </table:table-cell>
          <table:table-cell office:value-type="float" office:value="1.4330784" calcext:value-type="float">
            <text:p>1,4330784</text:p>
          </table:table-cell>
          <table:table-cell office:value-type="float" office:value="193.38543" calcext:value-type="float">
            <text:p>193,3854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72.878006" calcext:value-type="float">
            <text:p>172,878006</text:p>
          </table:table-cell>
          <table:table-cell table:number-columns-repeated="5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72.684998" calcext:value-type="float">
            <text:p>172,684998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397" calcext:value-type="float">
            <text:p>1,397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71.541" calcext:value-type="float">
            <text:p>171,54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.361" calcext:value-type="float">
            <text:p>1,361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169.300003" calcext:value-type="float">
            <text:p>169,3000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.376" calcext:value-type="float">
            <text:p>1,376</text:p>
          </table:table-cell>
          <table:table-cell/>
          <table:table-cell office:value-type="float" office:value="3581" calcext:value-type="float">
            <text:p>3581</text:p>
          </table:table-cell>
          <table:table-cell office:value-type="float" office:value="188.082001" calcext:value-type="float">
            <text:p>188,08200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.46" calcext:value-type="float">
            <text:p>1,46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339.404999" calcext:value-type="float">
            <text:p>339,40499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.383" calcext:value-type="float">
            <text:p>1,38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58.391998" calcext:value-type="float">
            <text:p>258,39199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94.281998" calcext:value-type="float">
            <text:p>194,28199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1.906006" calcext:value-type="float">
            <text:p>171,90600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.396" calcext:value-type="float">
            <text:p>1,39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1.712997" calcext:value-type="float">
            <text:p>171,712997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381" calcext:value-type="float">
            <text:p>1,38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2.505005" calcext:value-type="float">
            <text:p>172,50500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3.281998" calcext:value-type="float">
            <text:p>173,28199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421" calcext:value-type="float">
            <text:p>1,421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70.050995" calcext:value-type="float">
            <text:p>170,05099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613007" calcext:value-type="float">
            <text:p>170,61300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.425" calcext:value-type="float">
            <text:p>1,42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479004" calcext:value-type="float">
            <text:p>170,47900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498" calcext:value-type="float">
            <text:p>1,49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2.367004" calcext:value-type="float">
            <text:p>172,367004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3.595993" calcext:value-type="float">
            <text:p>173,595993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70.281998" calcext:value-type="float">
            <text:p>170,28199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9" calcext:value-type="float">
            <text:p>0,06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70.483994" calcext:value-type="float">
            <text:p>170,483994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72.044998" calcext:value-type="float">
            <text:p>172,044998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1.076004" calcext:value-type="float">
            <text:p>171,076004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.451" calcext:value-type="float">
            <text:p>1,451</text:p>
          </table:table-cell>
          <table:table-cell/>
          <table:table-cell office:value-type="float" office:value="1814" calcext:value-type="float">
            <text:p>1814</text:p>
          </table:table-cell>
          <table:table-cell office:value-type="float" office:value="272.302002" calcext:value-type="float">
            <text:p>272,30200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408" calcext:value-type="float">
            <text:p>1,408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206.511993" calcext:value-type="float">
            <text:p>206,51199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43" calcext:value-type="float">
            <text:p>1,43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363.536987" calcext:value-type="float">
            <text:p>363,536987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503" calcext:value-type="float">
            <text:p>1,50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320007" calcext:value-type="float">
            <text:p>172,320007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1.804993" calcext:value-type="float">
            <text:p>171,804993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69" calcext:value-type="float">
            <text:p>0,06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394" calcext:value-type="float">
            <text:p>1,39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671997" calcext:value-type="float">
            <text:p>170,671997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397" calcext:value-type="float">
            <text:p>1,39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985001" calcext:value-type="float">
            <text:p>172,985001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1.031006" calcext:value-type="float">
            <text:p>171,03100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.889" calcext:value-type="float">
            <text:p>1,88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1.938004" calcext:value-type="float">
            <text:p>171,93800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455" calcext:value-type="float">
            <text:p>1,45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0.317001" calcext:value-type="float">
            <text:p>170,31700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447" calcext:value-type="float">
            <text:p>1,44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1.315002" calcext:value-type="float">
            <text:p>171,315002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465" calcext:value-type="float">
            <text:p>1,465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324.654999" calcext:value-type="float">
            <text:p>324,65499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4.231995" calcext:value-type="float">
            <text:p>314,23199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72.518997" calcext:value-type="float">
            <text:p>172,51899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344" calcext:value-type="float">
            <text:p>1,344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75.085007" calcext:value-type="float">
            <text:p>175,08500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449" calcext:value-type="float">
            <text:p>1,44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1.125" calcext:value-type="float">
            <text:p>171,125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72.281998" calcext:value-type="float">
            <text:p>172,28199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76.574997" calcext:value-type="float">
            <text:p>176,57499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57" calcext:value-type="float">
            <text:p>1,457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71.078995" calcext:value-type="float">
            <text:p>171,07899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2.567001" calcext:value-type="float">
            <text:p>172,5670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74.735001" calcext:value-type="float">
            <text:p>174,735001</text:p>
          </table:table-cell>
          <table:table-cell table:number-columns-repeated="5"/>
        </table:table-row>
      </table:table>
      <table:table table:name="G1-SMALL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78" calcext:value-type="float">
            <text:p>0,0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74.052994" calcext:value-type="float">
            <text:p>174,052994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49" calcext:value-type="float">
            <text:p>0,04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436" calcext:value-type="float">
            <text:p>1,43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9.944" calcext:value-type="float">
            <text:p>169,94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1-SMALL'.B4:.B54])" office:value-type="float" office:value="0.033" calcext:value-type="float">
            <text:p>0,033</text:p>
          </table:table-cell>
          <table:table-cell table:formula="of:=STDEV(['G1-SMALL'.B4:.B54])" office:value-type="float" office:value="0.0176181724364362" calcext:value-type="float">
            <text:p>0,01761817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42" calcext:value-type="float">
            <text:p>1,44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1.479004" calcext:value-type="float">
            <text:p>171,47900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1-SMALL'.E4:.E54])" office:value-type="float" office:value="1.44121568627451" calcext:value-type="float">
            <text:p>1,4412156863</text:p>
          </table:table-cell>
          <table:table-cell table:formula="of:=STDEV(['G1-SMALL'.E4:.E54])" office:value-type="float" office:value="0.105066324524177" calcext:value-type="float">
            <text:p>0,10506632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314" calcext:value-type="float">
            <text:p>1,31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322998" calcext:value-type="float">
            <text:p>170,32299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1-SMALL'.H4:.H54])" office:value-type="float" office:value="172.523410843137" calcext:value-type="float">
            <text:p>172,5234108431</text:p>
          </table:table-cell>
          <table:table-cell table:formula="of:=STDEV(['G1-SMALL'.H4:.H54])" office:value-type="float" office:value="6.33682047381274" calcext:value-type="float">
            <text:p>6,33682047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51" calcext:value-type="float">
            <text:p>1,5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71.740005" calcext:value-type="float">
            <text:p>171,740005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76" calcext:value-type="float">
            <text:p>1,47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12.25" calcext:value-type="float">
            <text:p>212,2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367" calcext:value-type="float">
            <text:p>1,36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89.154999" calcext:value-type="float">
            <text:p>189,1549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39" calcext:value-type="float">
            <text:p>1,43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1.761993" calcext:value-type="float">
            <text:p>171,76199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25" calcext:value-type="float">
            <text:p>1,42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647995" calcext:value-type="float">
            <text:p>170,64799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6" calcext:value-type="float">
            <text:p>0,07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392" calcext:value-type="float">
            <text:p>1,39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71.873001" calcext:value-type="float">
            <text:p>171,87300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11" calcext:value-type="float">
            <text:p>1,41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3.679993" calcext:value-type="float">
            <text:p>173,67999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72.302002" calcext:value-type="float">
            <text:p>172,30200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336" calcext:value-type="float">
            <text:p>1,33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572998" calcext:value-type="float">
            <text:p>172,57299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43" calcext:value-type="float">
            <text:p>1,44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438995" calcext:value-type="float">
            <text:p>172,43899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7" calcext:value-type="float">
            <text:p>0,03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2.074005" calcext:value-type="float">
            <text:p>172,07400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1.179993" calcext:value-type="float">
            <text:p>171,17999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54" calcext:value-type="float">
            <text:p>1,45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4.171997" calcext:value-type="float">
            <text:p>174,17199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8.380005" calcext:value-type="float">
            <text:p>168,38000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1.796005" calcext:value-type="float">
            <text:p>171,79600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891998" calcext:value-type="float">
            <text:p>172,89199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443" calcext:value-type="float">
            <text:p>1,443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2.087006" calcext:value-type="float">
            <text:p>172,08700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4" calcext:value-type="float">
            <text:p>0,0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424" calcext:value-type="float">
            <text:p>1,424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3.660004" calcext:value-type="float">
            <text:p>173,66000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028" calcext:value-type="float">
            <text:p>172,02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392" calcext:value-type="float">
            <text:p>1,39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67.804993" calcext:value-type="float">
            <text:p>167,80499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09" calcext:value-type="float">
            <text:p>1,50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707001" calcext:value-type="float">
            <text:p>170,70700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82" calcext:value-type="float">
            <text:p>1,48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994003" calcext:value-type="float">
            <text:p>170,99400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951" calcext:value-type="float">
            <text:p>1,95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3.384995" calcext:value-type="float">
            <text:p>173,38499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261002" calcext:value-type="float">
            <text:p>170,26100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465" calcext:value-type="float">
            <text:p>1,465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70.625" calcext:value-type="float">
            <text:p>170,62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0.645996" calcext:value-type="float">
            <text:p>170,6459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468002" calcext:value-type="float">
            <text:p>172,46800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035995" calcext:value-type="float">
            <text:p>172,03599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404" calcext:value-type="float">
            <text:p>1,40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115997" calcext:value-type="float">
            <text:p>170,11599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22" calcext:value-type="float">
            <text:p>0,1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383" calcext:value-type="float">
            <text:p>1,38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70.770996" calcext:value-type="float">
            <text:p>170,77099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2" calcext:value-type="float">
            <text:p>1,4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69.677994" calcext:value-type="float">
            <text:p>169,67799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56" calcext:value-type="float">
            <text:p>1,45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1.352005" calcext:value-type="float">
            <text:p>171,35200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714005" calcext:value-type="float">
            <text:p>172,71400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49" calcext:value-type="float">
            <text:p>1,44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1.414993" calcext:value-type="float">
            <text:p>171,41499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69.570999" calcext:value-type="float">
            <text:p>169,5709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.388" calcext:value-type="float">
            <text:p>1,3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0.117996" calcext:value-type="float">
            <text:p>170,11799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638" calcext:value-type="float">
            <text:p>170,63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1" calcext:value-type="float">
            <text:p>0,0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877" calcext:value-type="float">
            <text:p>1,87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9.720993" calcext:value-type="float">
            <text:p>169,72099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393" calcext:value-type="float">
            <text:p>1,393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345001" calcext:value-type="float">
            <text:p>172,34500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977005" calcext:value-type="float">
            <text:p>170,97700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.429" calcext:value-type="float">
            <text:p>1,42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1.584" calcext:value-type="float">
            <text:p>171,58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.402" calcext:value-type="float">
            <text:p>1,4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1.345993" calcext:value-type="float">
            <text:p>171,34599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.459" calcext:value-type="float">
            <text:p>1,45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1.410995" calcext:value-type="float">
            <text:p>171,41099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.373" calcext:value-type="float">
            <text:p>1,37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018005" calcext:value-type="float">
            <text:p>170,01800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.442" calcext:value-type="float">
            <text:p>1,44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542007" calcext:value-type="float">
            <text:p>172,54200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.367" calcext:value-type="float">
            <text:p>1,367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70.404999" calcext:value-type="float">
            <text:p>170,4049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.402" calcext:value-type="float">
            <text:p>1,40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554993" calcext:value-type="float">
            <text:p>170,554993</text:p>
          </table:table-cell>
          <table:table-cell table:number-columns-repeated="5"/>
        </table:table-row>
      </table:table>
      <table:table table:name="GO-RESULT" table:style-name="ta1">
        <table:shapes>
          <draw:frame draw:z-index="0" draw:style-name="gr1" draw:text-style-name="P1" svg:width="146.21mm" svg:height="74.89mm" svg:x="190.53mm" svg:y="2.67mm">
            <loext:p draw:notify-on-update-of-ranges="'GO-RESULT'.C11:'GO-RESULT'.C14 'GO-RESULT'.D10:'GO-RESULT'.D10 'GO-RESULT'.D11:'GO-RESULT'.D14 'GO-RESULT'.E10:'GO-RESULT'.E10 'GO-RESULT'.E11:'GO-RESULT'.E14 'GO-RESULT'.F10:'GO-RESULT'.F10 'GO-RESULT'.F11:'GO-RESULT'.F14 'GO-RESULT'.G10:'GO-RESULT'.G10 'GO-RESULT'.G11:'GO-RESULT'.G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11.88mm" svg:height="59.83mm" svg:x="194.57mm" svg:y="88.44mm">
            <loext:p draw:notify-on-update-of-ranges="'GO-RESULT'.C18:'GO-RESULT'.C18 'GO-RESULT'.D18:'GO-RESULT'.F18 'GO-RESULT'.C19:'GO-RESULT'.C19 'GO-RESULT'.D19:'GO-RESULT'.F19 'GO-RESULT'.C20:'GO-RESULT'.C20 'GO-RESULT'.D20:'GO-RESULT'.F20 'GO-RESULT'.C21:'GO-RESULT'.C21 'GO-RESULT'.D21:'GO-RESULT'.F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189" calcext:value-type="float">
            <text:p>0,0189</text:p>
          </table:table-cell>
          <table:table-cell office:value-type="float" office:value="1.2292" calcext:value-type="float">
            <text:p>1,2292</text:p>
          </table:table-cell>
          <table:table-cell office:value-type="float" office:value="880.2113" calcext:value-type="float">
            <text:p>880,2113</text:p>
          </table:table-cell>
          <table:table-cell office:value-type="float" office:value="7066.6285" calcext:value-type="float">
            <text:p>7066,6285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2" calcext:value-type="float">
            <text:p>0,02</text:p>
          </table:table-cell>
          <table:table-cell office:value-type="float" office:value="1.9713" calcext:value-type="float">
            <text:p>1,9713</text:p>
          </table:table-cell>
          <table:table-cell office:value-type="float" office:value="368.8967" calcext:value-type="float">
            <text:p>368,8967</text:p>
          </table:table-cell>
          <table:table-cell office:value-type="float" office:value="3021.024" calcext:value-type="float">
            <text:p>3021,024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1964" calcext:value-type="float">
            <text:p>0,01964</text:p>
          </table:table-cell>
          <table:table-cell office:value-type="float" office:value="1.5339" calcext:value-type="float">
            <text:p>1,5339</text:p>
          </table:table-cell>
          <table:table-cell office:value-type="float" office:value="212.2013" calcext:value-type="float">
            <text:p>212,2013</text:p>
          </table:table-cell>
          <table:table-cell office:value-type="float" office:value="1677.4555" calcext:value-type="float">
            <text:p>1677,4555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2064" calcext:value-type="float">
            <text:p>0,02064</text:p>
          </table:table-cell>
          <table:table-cell office:value-type="float" office:value="1.7971" calcext:value-type="float">
            <text:p>1,7971</text:p>
          </table:table-cell>
          <table:table-cell office:value-type="float" office:value="188.88" calcext:value-type="float">
            <text:p>188,88</text:p>
          </table:table-cell>
          <table:table-cell office:value-type="float" office:value="1434.6188" calcext:value-type="float">
            <text:p>1434,6188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f1-micro</text:p>
          </table:table-cell>
          <table:table-cell office:value-type="float" office:value="0.0221373" calcext:value-type="float">
            <text:p>0,0221373</text:p>
          </table:table-cell>
          <table:table-cell office:value-type="float" office:value="1.4330784" calcext:value-type="float">
            <text:p>1,4330784</text:p>
          </table:table-cell>
          <table:table-cell office:value-type="float" office:value="193.38543" calcext:value-type="float">
            <text:p>193,38543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string" calcext:value-type="string">
            <text:p>g1-small</text:p>
          </table:table-cell>
          <table:table-cell office:value-type="float" office:value="0.033" calcext:value-type="float">
            <text:p>0,033</text:p>
          </table:table-cell>
          <table:table-cell office:value-type="float" office:value="1.441215" calcext:value-type="float">
            <text:p>1,441215</text:p>
          </table:table-cell>
          <table:table-cell office:value-type="float" office:value="172.523411" calcext:value-type="float">
            <text:p>172,523411</text:p>
          </table:table-cell>
          <table:table-cell/>
        </table:table-row>
        <table:table-row table:style-name="ro1">
          <table:table-cell/>
          <table:table-cell office:value-type="float" office:value="1.024" calcext:value-type="float">
            <text:p>1,024</text:p>
          </table:table-cell>
          <table:table-cell office:value-type="string" calcext:value-type="string">
            <text:p>cloudfunction</text:p>
          </table:table-cell>
          <table:table-cell office:value-type="float" office:value="0.01964" calcext:value-type="float">
            <text:p>0,01964</text:p>
          </table:table-cell>
          <table:table-cell office:value-type="float" office:value="1.5339" calcext:value-type="float">
            <text:p>1,5339</text:p>
          </table:table-cell>
          <table:table-cell office:value-type="float" office:value="212.2013" calcext:value-type="float">
            <text:p>212,2013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-micro</text:p>
          </table:table-cell>
          <table:table-cell table:formula="of:=LOG([.D19])" office:value-type="float" office:value="-1.65487534942869" calcext:value-type="float">
            <text:p>-1,6548753494</text:p>
          </table:table-cell>
          <table:table-cell table:formula="of:=LOG([.E19])" office:value-type="float" office:value="0.15626995017125" calcext:value-type="float">
            <text:p>0,1562699502</text:p>
          </table:table-cell>
          <table:table-cell table:formula="of:=LOG([.F19])" office:value-type="float" office:value="2.28642375046588" calcext:value-type="float">
            <text:p>2,28642375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1-small</text:p>
          </table:table-cell>
          <table:table-cell table:formula="of:=LOG([.D20])" office:value-type="float" office:value="-1.48148606012211" calcext:value-type="float">
            <text:p>-1,4814860601</text:p>
          </table:table-cell>
          <table:table-cell table:formula="of:=LOG([.E20])" office:value-type="float" office:value="0.158728773561083" calcext:value-type="float">
            <text:p>0,1587287736</text:p>
          </table:table-cell>
          <table:table-cell table:formula="of:=LOG([.F20])" office:value-type="float" office:value="2.23684803609479" calcext:value-type="float">
            <text:p>2,23684803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udfunction</text:p>
          </table:table-cell>
          <table:table-cell table:formula="of:=LOG([.D21])" office:value-type="float" office:value="-1.70685851654907" calcext:value-type="float">
            <text:p>-1,7068585165</text:p>
          </table:table-cell>
          <table:table-cell table:formula="of:=LOG([.E21])" office:value-type="float" office:value="0.185797047446199" calcext:value-type="float">
            <text:p>0,1857970474</text:p>
          </table:table-cell>
          <table:table-cell table:formula="of:=LOG([.F21])" office:value-type="float" office:value="2.3267480401737" calcext:value-type="float">
            <text:p>2,32674804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5:16:13.74741567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13T16:40:26.194388732</dc:date>
    <meta:editing-duration>PT1H42M13S</meta:editing-duration>
    <meta:editing-cycles>7</meta:editing-cycles>
    <meta:generator>LibreOffice/5.1.6.2$Linux_X86_64 LibreOffice_project/10m0$Build-2</meta:generator>
    <meta:document-statistic meta:table-count="8" meta:cell-count="24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6:Sheet1.E10" chart:data-source-has-labels="both" svg:x="0.32cm" svg:y="0.18cm" svg:width="12.508cm" svg:height="8.64cm">
          <chartooo:coordinate-region svg:x="1.232cm" svg:y="0.379cm" svg:width="10.589cm" svg:height="7.794cm"/>
          <chart:axis chart:dimension="x" chart:name="primary-x" chart:style-name="ch4" chartooo:axis-type="auto">
            <chartooo:date-scale/>
            <chart:categories table:cell-range-address="Sheet1.D7:Sheet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10" chart:label-cell-address="Sheet1.E6:Sheet1.E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7:Sheet1.D10</svg:desc>
                </draw:g>
              </table:table-cell>
              <table:table-cell office:value-type="float" office:value="0.06">
                <text:p>0.06</text:p>
                <draw:g>
                  <svg:desc>Sheet1.E7:Sheet1.E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074">
                <text:p>4.0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2.675">
                <text:p>232.6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047.932">
                <text:p>24047.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up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22cm" svg:height="7.49cm" xlink:href=".." xlink:type="simple" chart:class="chart:line" chart:style-name="ch1">
        <chart:legend chart:legend-position="end" svg:x="12.352cm" svg:y="2.699cm" style:legend-expansion="high" chart:style-name="ch2"/>
        <chart:plot-area chart:style-name="ch3" table:cell-range-address="'GO-RESULT'.C10:'GO-RESULT'.G14" chart:data-source-has-labels="both" svg:x="0.292cm" svg:y="0.149cm" svg:width="11.768cm" svg:height="7.192cm">
          <chartooo:coordinate-region svg:x="1.204cm" svg:y="0.348cm" svg:width="10.219cm" svg:height="6.346cm"/>
          <chart:axis chart:dimension="x" chart:name="primary-x" chart:style-name="ch4" chartooo:axis-type="auto">
            <chartooo:date-scale/>
            <chart:categories table:cell-range-address="'GO-RESULT'.C11:'GO-RESULT'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O-RESULT'.D11:'GO-RESULT'.D14" chart:label-cell-address="'GO-RESULT'.D10:'GO-RESULT'.D10" chart:class="chart:line">
            <chart:data-point chart:repeated="4"/>
          </chart:series>
          <chart:series chart:style-name="ch8" chart:values-cell-range-address="'GO-RESULT'.E11:'GO-RESULT'.E14" chart:label-cell-address="'GO-RESULT'.E10:'GO-RESULT'.E10" chart:class="chart:line">
            <chart:data-point chart:repeated="4"/>
          </chart:series>
          <chart:series chart:style-name="ch9" chart:values-cell-range-address="'GO-RESULT'.F11:'GO-RESULT'.F14" chart:label-cell-address="'GO-RESULT'.F10:'GO-RESULT'.F10" chart:class="chart:line">
            <chart:data-point chart:repeated="4"/>
          </chart:series>
          <chart:series chart:style-name="ch10" chart:values-cell-range-address="'GO-RESULT'.G11:'GO-RESULT'.G14" chart:label-cell-address="'GO-RESULT'.G10:'GO-RESULT'.G10" chart:class="chart:line">
            <chart:data-point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'GO-RESULT'.D10:'GO-RESULT'.D10</svg:desc>
                </draw:g>
              </table:table-cell>
              <table:table-cell office:value-type="string">
                <text:p>1000</text:p>
                <draw:g>
                  <svg:desc>'GO-RESULT'.E10:'GO-RESULT'.E10</svg:desc>
                </draw:g>
              </table:table-cell>
              <table:table-cell office:value-type="string">
                <text:p>10000</text:p>
                <draw:g>
                  <svg:desc>'GO-RESULT'.F10:'GO-RESULT'.F10</svg:desc>
                </draw:g>
              </table:table-cell>
              <table:table-cell office:value-type="string">
                <text:p>25000</text:p>
                <draw:g>
                  <svg:desc>'GO-RESULT'.G10:'GO-RESULT'.G10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GO-RESULT'.C11:'GO-RESULT'.C14</svg:desc>
                </draw:g>
              </table:table-cell>
              <table:table-cell office:value-type="float" office:value="0.0189">
                <text:p>0.0189</text:p>
                <draw:g>
                  <svg:desc>'GO-RESULT'.D11:'GO-RESULT'.D14</svg:desc>
                </draw:g>
              </table:table-cell>
              <table:table-cell office:value-type="float" office:value="1.2292">
                <text:p>1.2292</text:p>
                <draw:g>
                  <svg:desc>'GO-RESULT'.E11:'GO-RESULT'.E14</svg:desc>
                </draw:g>
              </table:table-cell>
              <table:table-cell office:value-type="float" office:value="880.2113">
                <text:p>880.2113</text:p>
                <draw:g>
                  <svg:desc>'GO-RESULT'.F11:'GO-RESULT'.F14</svg:desc>
                </draw:g>
              </table:table-cell>
              <table:table-cell office:value-type="float" office:value="7066.6285">
                <text:p>7066.6285</text:p>
                <draw:g>
                  <svg:desc>'GO-RESULT'.G11:'GO-RESULT'.G14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2">
                <text:p>0.02</text:p>
              </table:table-cell>
              <table:table-cell office:value-type="float" office:value="1.9713">
                <text:p>1.9713</text:p>
              </table:table-cell>
              <table:table-cell office:value-type="float" office:value="368.8967">
                <text:p>368.8967</text:p>
              </table:table-cell>
              <table:table-cell office:value-type="float" office:value="3021.024">
                <text:p>3021.0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964">
                <text:p>0.01964</text:p>
              </table:table-cell>
              <table:table-cell office:value-type="float" office:value="1.5339">
                <text:p>1.5339</text:p>
              </table:table-cell>
              <table:table-cell office:value-type="float" office:value="212.2013">
                <text:p>212.2013</text:p>
              </table:table-cell>
              <table:table-cell office:value-type="float" office:value="1677.4555">
                <text:p>1677.455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2064">
                <text:p>0.02064</text:p>
              </table:table-cell>
              <table:table-cell office:value-type="float" office:value="1.7971">
                <text:p>1.7971</text:p>
              </table:table-cell>
              <table:table-cell office:value-type="float" office:value="188.88">
                <text:p>188.88</text:p>
              </table:table-cell>
              <table:table-cell office:value-type="float" office:value="1434.6188">
                <text:p>1434.6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89cm" svg:height="5.984cm" xlink:href=".." xlink:type="simple" chart:class="chart:bar" chart:style-name="ch1">
        <chart:legend chart:legend-position="end" svg:x="8.397cm" svg:y="2.195cm" style:legend-expansion="high" chart:style-name="ch2"/>
        <chart:plot-area chart:style-name="ch3" table:cell-range-address="'GO-RESULT'.C18:'GO-RESULT'.F21" chart:data-source-has-labels="both" svg:x="0.223cm" svg:y="0.119cm" svg:width="7.951cm" svg:height="5.746cm">
          <chartooo:coordinate-region svg:x="1.192cm" svg:y="0.319cm" svg:width="6.959cm" svg:height="4.899cm"/>
          <chart:axis chart:dimension="x" chart:name="primary-x" chart:style-name="ch4" chartooo:axis-type="auto">
            <chartooo:date-scale/>
            <chart:categories table:cell-range-address="'GO-RESULT'.D18:'GO-RESULT'.F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O-RESULT'.D19:'GO-RESULT'.F19" chart:label-cell-address="'GO-RESULT'.C19:'GO-RESULT'.C19" chart:class="chart:bar">
            <chart:data-point chart:repeated="3"/>
          </chart:series>
          <chart:series chart:style-name="ch8" chart:values-cell-range-address="'GO-RESULT'.D20:'GO-RESULT'.F20" chart:label-cell-address="'GO-RESULT'.C20:'GO-RESULT'.C20" chart:class="chart:bar">
            <chart:data-point chart:repeated="3"/>
          </chart:series>
          <chart:series chart:style-name="ch9" chart:values-cell-range-address="'GO-RESULT'.D21:'GO-RESULT'.F21" chart:label-cell-address="'GO-RESULT'.C21:'GO-RESULT'.C2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GO-RESULT'.D18:'GO-RESULT'.F18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f1-micro</text:p>
                <draw:g>
                  <svg:desc>'GO-RESULT'.C19:'GO-RESULT'.C19</svg:desc>
                </draw:g>
              </table:table-cell>
              <table:table-cell office:value-type="float" office:value="0.0221373">
                <text:p>0.0221373</text:p>
                <draw:g>
                  <svg:desc>'GO-RESULT'.D19:'GO-RESULT'.F19</svg:desc>
                </draw:g>
              </table:table-cell>
              <table:table-cell office:value-type="float" office:value="1.4330784">
                <text:p>1.4330784</text:p>
              </table:table-cell>
              <table:table-cell office:value-type="float" office:value="193.38543">
                <text:p>193.38543</text:p>
              </table:table-cell>
            </table:table-row>
            <table:table-row>
              <table:table-cell office:value-type="string">
                <text:p>g1-small</text:p>
                <draw:g>
                  <svg:desc>'GO-RESULT'.C20:'GO-RESULT'.C20</svg:desc>
                </draw:g>
              </table:table-cell>
              <table:table-cell office:value-type="float" office:value="0.033">
                <text:p>0.033</text:p>
                <draw:g>
                  <svg:desc>'GO-RESULT'.D20:'GO-RESULT'.F20</svg:desc>
                </draw:g>
              </table:table-cell>
              <table:table-cell office:value-type="float" office:value="1.441215">
                <text:p>1.441215</text:p>
              </table:table-cell>
              <table:table-cell office:value-type="float" office:value="172.523411">
                <text:p>172.523411</text:p>
              </table:table-cell>
            </table:table-row>
            <table:table-row>
              <table:table-cell office:value-type="string">
                <text:p>cloudfunction</text:p>
                <draw:g>
                  <svg:desc>'GO-RESULT'.C21:'GO-RESULT'.C21</svg:desc>
                </draw:g>
              </table:table-cell>
              <table:table-cell office:value-type="float" office:value="0.01964">
                <text:p>0.01964</text:p>
                <draw:g>
                  <svg:desc>'GO-RESULT'.D21:'GO-RESULT'.F21</svg:desc>
                </draw:g>
              </table:table-cell>
              <table:table-cell office:value-type="float" office:value="1.5339">
                <text:p>1.5339</text:p>
              </table:table-cell>
              <table:table-cell office:value-type="float" office:value="212.2013">
                <text:p>212.2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